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48049" calcext:value-type="float">
            <text:p><text:s text:c="3"/>948,049</text:p>
          </table:table-cell>
          <table:table-cell table:style-name="ce48" office:value-type="float" office:value="939240" calcext:value-type="float">
            <text:p><text:s text:c="3"/>939,240</text:p>
          </table:table-cell>
          <table:table-cell table:style-name="ce48" office:value-type="float" office:value="193844" calcext:value-type="float">
            <text:p><text:s text:c="3"/>193,844</text:p>
          </table:table-cell>
          <table:table-cell table:style-name="ce48" office:value-type="float" office:value="171242" calcext:value-type="float">
            <text:p><text:s text:c="3"/>171,242</text:p>
          </table:table-cell>
          <table:table-cell table:style-name="ce48" office:value-type="float" office:value="4007" calcext:value-type="float">
            <text:p><text:s text:c="3"/>4,007</text:p>
          </table:table-cell>
          <table:table-cell table:style-name="ce48" office:value-type="float" office:value="1922" calcext:value-type="float">
            <text:p><text:s text:c="3"/>1,922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7322" calcext:value-type="float">
            <text:p><text:s text:c="3"/>7,322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48" office:value-type="float" office:value="68692" calcext:value-type="float">
            <text:p><text:s text:c="3"/>68,6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1110" calcext:value-type="float">
            <text:p><text:s text:c="3"/>431,110</text:p>
          </table:table-cell>
          <table:table-cell table:style-name="ce49" office:value-type="float" office:value="429722" calcext:value-type="float">
            <text:p><text:s text:c="3"/>429,722</text:p>
          </table:table-cell>
          <table:table-cell table:style-name="ce49" office:value-type="float" office:value="100477" calcext:value-type="float">
            <text:p><text:s text:c="3"/>100,477</text:p>
          </table:table-cell>
          <table:table-cell table:style-name="ce49" office:value-type="float" office:value="101555" calcext:value-type="float">
            <text:p><text:s text:c="3"/>101,555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539" calcext:value-type="float">
            <text:p><text:s text:c="3"/>539</text:p>
          </table:table-cell>
          <table:table-cell table:style-name="ce49" office:value-type="float" office:value="3857" calcext:value-type="float">
            <text:p><text:s text:c="3"/>3,857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35323" calcext:value-type="float">
            <text:p><text:s text:c="3"/>35,323</text:p>
          </table:table-cell>
          <table:table-cell table:style-name="ce49" office:value-type="float" office:value="138034" calcext:value-type="float">
            <text:p><text:s text:c="3"/>138,034</text:p>
          </table:table-cell>
          <table:table-cell table:style-name="ce82" office:value-type="float" office:value="54412" calcext:value-type="float">
            <text:p><text:s text:c="3"/>54,412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16939" calcext:value-type="float">
            <text:p><text:s text:c="3"/>516,939</text:p>
          </table:table-cell>
          <table:table-cell table:style-name="ce49" office:value-type="float" office:value="509518" calcext:value-type="float">
            <text:p><text:s text:c="3"/>509,518</text:p>
          </table:table-cell>
          <table:table-cell table:style-name="ce49" office:value-type="float" office:value="93367" calcext:value-type="float">
            <text:p><text:s text:c="3"/>93,367</text:p>
          </table:table-cell>
          <table:table-cell table:style-name="ce49" office:value-type="float" office:value="69687" calcext:value-type="float">
            <text:p><text:s text:c="3"/>69,687</text:p>
          </table:table-cell>
          <table:table-cell table:style-name="ce49" office:value-type="float" office:value="1933" calcext:value-type="float">
            <text:p><text:s text:c="3"/>1,933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3465" calcext:value-type="float">
            <text:p><text:s text:c="3"/>3,465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49" office:value-type="float" office:value="33369" calcext:value-type="float">
            <text:p><text:s text:c="3"/>33,36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84815" calcext:value-type="float">
            <text:p><text:s text:c="3"/>984,815</text:p>
          </table:table-cell>
          <table:table-cell table:style-name="ce48" office:value-type="float" office:value="975927" calcext:value-type="float">
            <text:p><text:s text:c="3"/>975,927</text:p>
          </table:table-cell>
          <table:table-cell table:style-name="ce48" office:value-type="float" office:value="181601" calcext:value-type="float">
            <text:p><text:s text:c="3"/>181,601</text:p>
          </table:table-cell>
          <table:table-cell table:style-name="ce48" office:value-type="float" office:value="172784" calcext:value-type="float">
            <text:p><text:s text:c="3"/>172,784</text:p>
          </table:table-cell>
          <table:table-cell table:style-name="ce48" office:value-type="float" office:value="4022" calcext:value-type="float">
            <text:p><text:s text:c="3"/>4,022</text:p>
          </table:table-cell>
          <table:table-cell table:style-name="ce48" office:value-type="float" office:value="1821" calcext:value-type="float">
            <text:p><text:s text:c="3"/>1,821</text:p>
          </table:table-cell>
          <table:table-cell table:style-name="ce48" office:value-type="float" office:value="997" calcext:value-type="float">
            <text:p><text:s text:c="3"/>997</text:p>
          </table:table-cell>
          <table:table-cell table:style-name="ce48" office:value-type="float" office:value="7993" calcext:value-type="float">
            <text:p><text:s text:c="3"/>7,993</text:p>
          </table:table-cell>
          <table:table-cell table:style-name="ce48" office:value-type="float" office:value="1004" calcext:value-type="float">
            <text:p><text:s text:c="3"/>1,004</text:p>
          </table:table-cell>
          <table:table-cell table:style-name="ce48" office:value-type="float" office:value="68765" calcext:value-type="float">
            <text:p><text:s text:c="3"/>68,76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48628" calcext:value-type="float">
            <text:p><text:s text:c="3"/>448,628</text:p>
          </table:table-cell>
          <table:table-cell table:style-name="ce49" office:value-type="float" office:value="447240" calcext:value-type="float">
            <text:p><text:s text:c="3"/>447,240</text:p>
          </table:table-cell>
          <table:table-cell table:style-name="ce49" office:value-type="float" office:value="93876" calcext:value-type="float">
            <text:p><text:s text:c="3"/>93,876</text:p>
          </table:table-cell>
          <table:table-cell table:style-name="ce49" office:value-type="float" office:value="101931" calcext:value-type="float">
            <text:p><text:s text:c="3"/>101,931</text:p>
          </table:table-cell>
          <table:table-cell table:style-name="ce49" office:value-type="float" office:value="2076" calcext:value-type="float">
            <text:p><text:s text:c="3"/>2,076</text:p>
          </table:table-cell>
          <table:table-cell table:style-name="ce49" office:value-type="float" office:value="873" calcext:value-type="float">
            <text:p><text:s text:c="3"/>873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4211" calcext:value-type="float">
            <text:p><text:s text:c="3"/>4,211</text:p>
          </table:table-cell>
          <table:table-cell table:style-name="ce49" office:value-type="float" office:value="581" calcext:value-type="float">
            <text:p><text:s text:c="3"/>581</text:p>
          </table:table-cell>
          <table:table-cell table:style-name="ce49" office:value-type="float" office:value="35498" calcext:value-type="float">
            <text:p><text:s text:c="3"/>35,498</text:p>
          </table:table-cell>
          <table:table-cell table:style-name="ce49" office:value-type="float" office:value="135403" calcext:value-type="float">
            <text:p><text:s text:c="3"/>135,403</text:p>
          </table:table-cell>
          <table:table-cell table:style-name="ce82" office:value-type="float" office:value="54443" calcext:value-type="float">
            <text:p><text:s text:c="3"/>54,443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36187" calcext:value-type="float">
            <text:p><text:s text:c="3"/>536,187</text:p>
          </table:table-cell>
          <table:table-cell table:style-name="ce49" office:value-type="float" office:value="528687" calcext:value-type="float">
            <text:p><text:s text:c="3"/>528,687</text:p>
          </table:table-cell>
          <table:table-cell table:style-name="ce49" office:value-type="float" office:value="87725" calcext:value-type="float">
            <text:p><text:s text:c="3"/>87,725</text:p>
          </table:table-cell>
          <table:table-cell table:style-name="ce49" office:value-type="float" office:value="70853" calcext:value-type="float">
            <text:p><text:s text:c="3"/>70,853</text:p>
          </table:table-cell>
          <table:table-cell table:style-name="ce49" office:value-type="float" office:value="1946" calcext:value-type="float">
            <text:p><text:s text:c="3"/>1,946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484" calcext:value-type="float">
            <text:p><text:s text:c="3"/>484</text:p>
          </table:table-cell>
          <table:table-cell table:style-name="ce49" office:value-type="float" office:value="3782" calcext:value-type="float">
            <text:p><text:s text:c="3"/>3,782</text:p>
          </table:table-cell>
          <table:table-cell table:style-name="ce49" office:value-type="float" office:value="423" calcext:value-type="float">
            <text:p><text:s text:c="3"/>423</text:p>
          </table:table-cell>
          <table:table-cell table:style-name="ce49" office:value-type="float" office:value="33267" calcext:value-type="float">
            <text:p><text:s text:c="3"/>33,267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105231" calcext:value-type="float">
            <text:p><text:s text:c="3"/>105,231</text:p>
          </table:table-cell>
          <table:table-cell table:style-name="ce50" office:value-type="float" office:value="104153" calcext:value-type="float">
            <text:p><text:s text:c="3"/>104,153</text:p>
          </table:table-cell>
          <table:table-cell table:style-name="ce50" office:value-type="float" office:value="16704" calcext:value-type="float">
            <text:p><text:s text:c="3"/>16,704</text:p>
          </table:table-cell>
          <table:table-cell table:style-name="ce50" office:value-type="float" office:value="17200" calcext:value-type="float">
            <text:p><text:s text:c="3"/>17,200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155" calcext:value-type="float">
            <text:p><text:s text:c="3"/>155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713" calcext:value-type="float">
            <text:p><text:s text:c="3"/>713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office:value-type="float" office:value="6553" calcext:value-type="float">
            <text:p><text:s text:c="3"/>6,55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8041" calcext:value-type="float">
            <text:p><text:s text:c="3"/>48,041</text:p>
          </table:table-cell>
          <table:table-cell table:style-name="ce51" office:value-type="float" office:value="47711" calcext:value-type="float">
            <text:p><text:s text:c="3"/>47,711</text:p>
          </table:table-cell>
          <table:table-cell table:style-name="ce51" office:value-type="float" office:value="8556" calcext:value-type="float">
            <text:p><text:s text:c="3"/>8,556</text:p>
          </table:table-cell>
          <table:table-cell table:style-name="ce51" office:value-type="float" office:value="10149" calcext:value-type="float">
            <text:p><text:s text:c="3"/>10,149</text:p>
          </table:table-cell>
          <table:table-cell table:style-name="ce51" office:value-type="float" office:value="187" calcext:value-type="float">
            <text:p><text:s text:c="3"/>18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3402" calcext:value-type="float">
            <text:p><text:s text:c="3"/>3,402</text:p>
          </table:table-cell>
          <table:table-cell table:style-name="ce51" office:value-type="float" office:value="12121" calcext:value-type="float">
            <text:p><text:s text:c="3"/>12,121</text:p>
          </table:table-cell>
          <table:table-cell table:style-name="ce84" office:value-type="float" office:value="5136" calcext:value-type="float">
            <text:p><text:s text:c="3"/>5,13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7190" calcext:value-type="float">
            <text:p><text:s text:c="3"/>57,190</text:p>
          </table:table-cell>
          <table:table-cell table:style-name="ce51" office:value-type="float" office:value="56442" calcext:value-type="float">
            <text:p><text:s text:c="3"/>56,442</text:p>
          </table:table-cell>
          <table:table-cell table:style-name="ce51" office:value-type="float" office:value="8148" calcext:value-type="float">
            <text:p><text:s text:c="3"/>8,148</text:p>
          </table:table-cell>
          <table:table-cell table:style-name="ce51" office:value-type="float" office:value="7051" calcext:value-type="float">
            <text:p><text:s text:c="3"/>7,051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151" calcext:value-type="float">
            <text:p><text:s text:c="3"/>3,1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219" calcext:value-type="float">
            <text:p><text:s text:c="3"/>82,219</text:p>
          </table:table-cell>
          <table:table-cell table:style-name="ce50" office:value-type="float" office:value="82400" calcext:value-type="float">
            <text:p><text:s text:c="3"/>82,400</text:p>
          </table:table-cell>
          <table:table-cell table:style-name="ce50" office:value-type="float" office:value="13676" calcext:value-type="float">
            <text:p><text:s text:c="3"/>13,676</text:p>
          </table:table-cell>
          <table:table-cell table:style-name="ce50" office:value-type="float" office:value="13988" calcext:value-type="float">
            <text:p><text:s text:c="3"/>13,988</text:p>
          </table:table-cell>
          <table:table-cell table:style-name="ce50" office:value-type="float" office:value="270" calcext:value-type="float">
            <text:p><text:s text:c="3"/>270</text:p>
          </table:table-cell>
          <table:table-cell table:style-name="ce50" office:value-type="float" office:value="130" calcext:value-type="float">
            <text:p><text:s text:c="3"/>130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98" calcext:value-type="float">
            <text:p><text:s text:c="3"/>598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5180" calcext:value-type="float">
            <text:p><text:s text:c="3"/>5,18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037" calcext:value-type="float">
            <text:p><text:s text:c="3"/>38,037</text:p>
          </table:table-cell>
          <table:table-cell table:style-name="ce51" office:value-type="float" office:value="38272" calcext:value-type="float">
            <text:p><text:s text:c="3"/>38,272</text:p>
          </table:table-cell>
          <table:table-cell table:style-name="ce51" office:value-type="float" office:value="7058" calcext:value-type="float">
            <text:p><text:s text:c="3"/>7,058</text:p>
          </table:table-cell>
          <table:table-cell table:style-name="ce51" office:value-type="float" office:value="8235" calcext:value-type="float">
            <text:p><text:s text:c="3"/>8,235</text:p>
          </table:table-cell>
          <table:table-cell table:style-name="ce51" office:value-type="float" office:value="134" calcext:value-type="float">
            <text:p><text:s text:c="3"/>13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655" calcext:value-type="float">
            <text:p><text:s text:c="3"/>2,655</text:p>
          </table:table-cell>
          <table:table-cell table:style-name="ce51" office:value-type="float" office:value="8802" calcext:value-type="float">
            <text:p><text:s text:c="3"/>8,802</text:p>
          </table:table-cell>
          <table:table-cell table:style-name="ce84" office:value-type="float" office:value="4268" calcext:value-type="float">
            <text:p><text:s text:c="3"/>4,268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182" calcext:value-type="float">
            <text:p><text:s text:c="3"/>44,182</text:p>
          </table:table-cell>
          <table:table-cell table:style-name="ce51" office:value-type="float" office:value="44128" calcext:value-type="float">
            <text:p><text:s text:c="3"/>44,128</text:p>
          </table:table-cell>
          <table:table-cell table:style-name="ce51" office:value-type="float" office:value="6618" calcext:value-type="float">
            <text:p><text:s text:c="3"/>6,618</text:p>
          </table:table-cell>
          <table:table-cell table:style-name="ce51" office:value-type="float" office:value="5753" calcext:value-type="float">
            <text:p><text:s text:c="3"/>5,753</text:p>
          </table:table-cell>
          <table:table-cell table:style-name="ce51" office:value-type="float" office:value="136" calcext:value-type="float">
            <text:p><text:s text:c="3"/>13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525" calcext:value-type="float">
            <text:p><text:s text:c="3"/>2,52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103799" calcext:value-type="float">
            <text:p><text:s text:c="3"/>103,799</text:p>
          </table:table-cell>
          <table:table-cell table:style-name="ce50" office:value-type="float" office:value="103832" calcext:value-type="float">
            <text:p><text:s text:c="3"/>103,832</text:p>
          </table:table-cell>
          <table:table-cell table:style-name="ce50" office:value-type="float" office:value="15279" calcext:value-type="float">
            <text:p><text:s text:c="3"/>15,279</text:p>
          </table:table-cell>
          <table:table-cell table:style-name="ce50" office:value-type="float" office:value="14328" calcext:value-type="float">
            <text:p><text:s text:c="3"/>14,328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58" calcext:value-type="float">
            <text:p><text:s text:c="3"/>158</text:p>
          </table:table-cell>
          <table:table-cell table:style-name="ce50" office:value-type="float" office:value="98" calcext:value-type="float">
            <text:p><text:s text:c="3"/>98</text:p>
          </table:table-cell>
          <table:table-cell table:style-name="ce50" office:value-type="float" office:value="712" calcext:value-type="float">
            <text:p><text:s text:c="3"/>712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office:value-type="float" office:value="6303" calcext:value-type="float">
            <text:p><text:s text:c="3"/>6,30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7710" calcext:value-type="float">
            <text:p><text:s text:c="3"/>47,710</text:p>
          </table:table-cell>
          <table:table-cell table:style-name="ce51" office:value-type="float" office:value="47952" calcext:value-type="float">
            <text:p><text:s text:c="3"/>47,952</text:p>
          </table:table-cell>
          <table:table-cell table:style-name="ce51" office:value-type="float" office:value="7982" calcext:value-type="float">
            <text:p><text:s text:c="3"/>7,982</text:p>
          </table:table-cell>
          <table:table-cell table:style-name="ce51" office:value-type="float" office:value="8424" calcext:value-type="float">
            <text:p><text:s text:c="3"/>8,424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263" calcext:value-type="float">
            <text:p><text:s text:c="3"/>3,263</text:p>
          </table:table-cell>
          <table:table-cell table:style-name="ce51" office:value-type="float" office:value="13767" calcext:value-type="float">
            <text:p><text:s text:c="3"/>13,767</text:p>
          </table:table-cell>
          <table:table-cell table:style-name="ce84" office:value-type="float" office:value="5203" calcext:value-type="float">
            <text:p><text:s text:c="3"/>5,203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6089" calcext:value-type="float">
            <text:p><text:s text:c="3"/>56,089</text:p>
          </table:table-cell>
          <table:table-cell table:style-name="ce51" office:value-type="float" office:value="55880" calcext:value-type="float">
            <text:p><text:s text:c="3"/>55,880</text:p>
          </table:table-cell>
          <table:table-cell table:style-name="ce51" office:value-type="float" office:value="7297" calcext:value-type="float">
            <text:p><text:s text:c="3"/>7,297</text:p>
          </table:table-cell>
          <table:table-cell table:style-name="ce51" office:value-type="float" office:value="5904" calcext:value-type="float">
            <text:p><text:s text:c="3"/>5,904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040" calcext:value-type="float">
            <text:p><text:s text:c="3"/>3,04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9549" calcext:value-type="float">
            <text:p><text:s text:c="3"/>79,549</text:p>
          </table:table-cell>
          <table:table-cell table:style-name="ce50" office:value-type="float" office:value="78234" calcext:value-type="float">
            <text:p><text:s text:c="3"/>78,234</text:p>
          </table:table-cell>
          <table:table-cell table:style-name="ce50" office:value-type="float" office:value="13587" calcext:value-type="float">
            <text:p><text:s text:c="3"/>13,587</text:p>
          </table:table-cell>
          <table:table-cell table:style-name="ce50" office:value-type="float" office:value="13043" calcext:value-type="float">
            <text:p><text:s text:c="3"/>13,043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623" calcext:value-type="float">
            <text:p><text:s text:c="3"/>623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5789" calcext:value-type="float">
            <text:p><text:s text:c="3"/>5,789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6237" calcext:value-type="float">
            <text:p><text:s text:c="3"/>36,237</text:p>
          </table:table-cell>
          <table:table-cell table:style-name="ce51" office:value-type="float" office:value="35924" calcext:value-type="float">
            <text:p><text:s text:c="3"/>35,924</text:p>
          </table:table-cell>
          <table:table-cell table:style-name="ce51" office:value-type="float" office:value="6971" calcext:value-type="float">
            <text:p><text:s text:c="3"/>6,971</text:p>
          </table:table-cell>
          <table:table-cell table:style-name="ce51" office:value-type="float" office:value="7650" calcext:value-type="float">
            <text:p><text:s text:c="3"/>7,650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982" calcext:value-type="float">
            <text:p><text:s text:c="3"/>2,982</text:p>
          </table:table-cell>
          <table:table-cell table:style-name="ce51" office:value-type="float" office:value="10401" calcext:value-type="float">
            <text:p><text:s text:c="3"/>10,401</text:p>
          </table:table-cell>
          <table:table-cell table:style-name="ce84" office:value-type="float" office:value="4659" calcext:value-type="float">
            <text:p><text:s text:c="3"/>4,65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3312" calcext:value-type="float">
            <text:p><text:s text:c="3"/>43,312</text:p>
          </table:table-cell>
          <table:table-cell table:style-name="ce51" office:value-type="float" office:value="42310" calcext:value-type="float">
            <text:p><text:s text:c="3"/>42,310</text:p>
          </table:table-cell>
          <table:table-cell table:style-name="ce51" office:value-type="float" office:value="6616" calcext:value-type="float">
            <text:p><text:s text:c="3"/>6,616</text:p>
          </table:table-cell>
          <table:table-cell table:style-name="ce51" office:value-type="float" office:value="5393" calcext:value-type="float">
            <text:p><text:s text:c="3"/>5,393</text:p>
          </table:table-cell>
          <table:table-cell table:style-name="ce51" office:value-type="float" office:value="153" calcext:value-type="float">
            <text:p><text:s text:c="3"/>153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07" calcext:value-type="float">
            <text:p><text:s text:c="3"/>2,807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2561" calcext:value-type="float">
            <text:p><text:s text:c="3"/>92,561</text:p>
          </table:table-cell>
          <table:table-cell table:style-name="ce50" office:value-type="float" office:value="90467" calcext:value-type="float">
            <text:p><text:s text:c="3"/>90,467</text:p>
          </table:table-cell>
          <table:table-cell table:style-name="ce50" office:value-type="float" office:value="14709" calcext:value-type="float">
            <text:p><text:s text:c="3"/>14,709</text:p>
          </table:table-cell>
          <table:table-cell table:style-name="ce50" office:value-type="float" office:value="14372" calcext:value-type="float">
            <text:p><text:s text:c="3"/>14,372</text:p>
          </table:table-cell>
          <table:table-cell table:style-name="ce50" office:value-type="float" office:value="328" calcext:value-type="float">
            <text:p><text:s text:c="3"/>328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702" calcext:value-type="float">
            <text:p><text:s text:c="3"/>702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217" calcext:value-type="float">
            <text:p><text:s text:c="3"/>6,21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2369" calcext:value-type="float">
            <text:p><text:s text:c="3"/>42,369</text:p>
          </table:table-cell>
          <table:table-cell table:style-name="ce51" office:value-type="float" office:value="41740" calcext:value-type="float">
            <text:p><text:s text:c="3"/>41,740</text:p>
          </table:table-cell>
          <table:table-cell table:style-name="ce51" office:value-type="float" office:value="7655" calcext:value-type="float">
            <text:p><text:s text:c="3"/>7,655</text:p>
          </table:table-cell>
          <table:table-cell table:style-name="ce51" office:value-type="float" office:value="8415" calcext:value-type="float">
            <text:p><text:s text:c="3"/>8,415</text:p>
          </table:table-cell>
          <table:table-cell table:style-name="ce51" office:value-type="float" office:value="163" calcext:value-type="float">
            <text:p><text:s text:c="3"/>163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85" calcext:value-type="float">
            <text:p><text:s text:c="3"/>385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274" calcext:value-type="float">
            <text:p><text:s text:c="3"/>3,274</text:p>
          </table:table-cell>
          <table:table-cell table:style-name="ce51" office:value-type="float" office:value="9129" calcext:value-type="float">
            <text:p><text:s text:c="3"/>9,129</text:p>
          </table:table-cell>
          <table:table-cell table:style-name="ce84" office:value-type="float" office:value="4829" calcext:value-type="float">
            <text:p><text:s text:c="3"/>4,82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0192" calcext:value-type="float">
            <text:p><text:s text:c="3"/>50,192</text:p>
          </table:table-cell>
          <table:table-cell table:style-name="ce51" office:value-type="float" office:value="48727" calcext:value-type="float">
            <text:p><text:s text:c="3"/>48,727</text:p>
          </table:table-cell>
          <table:table-cell table:style-name="ce51" office:value-type="float" office:value="7054" calcext:value-type="float">
            <text:p><text:s text:c="3"/>7,054</text:p>
          </table:table-cell>
          <table:table-cell table:style-name="ce51" office:value-type="float" office:value="5957" calcext:value-type="float">
            <text:p><text:s text:c="3"/>5,957</text:p>
          </table:table-cell>
          <table:table-cell table:style-name="ce51" office:value-type="float" office:value="165" calcext:value-type="float">
            <text:p><text:s text:c="3"/>165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943" calcext:value-type="float">
            <text:p><text:s text:c="3"/>2,94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128" calcext:value-type="float">
            <text:p><text:s text:c="3"/>90,128</text:p>
          </table:table-cell>
          <table:table-cell table:style-name="ce50" office:value-type="float" office:value="90550" calcext:value-type="float">
            <text:p><text:s text:c="3"/>90,550</text:p>
          </table:table-cell>
          <table:table-cell table:style-name="ce50" office:value-type="float" office:value="15150" calcext:value-type="float">
            <text:p><text:s text:c="3"/>15,150</text:p>
          </table:table-cell>
          <table:table-cell table:style-name="ce50" office:value-type="float" office:value="14162" calcext:value-type="float">
            <text:p><text:s text:c="3"/>14,162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50" office:value-type="float" office:value="108" calcext:value-type="float">
            <text:p><text:s text:c="3"/>108</text:p>
          </table:table-cell>
          <table:table-cell table:style-name="ce50" office:value-type="float" office:value="735" calcext:value-type="float">
            <text:p><text:s text:c="3"/>735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6648" calcext:value-type="float">
            <text:p><text:s text:c="3"/>6,64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559" calcext:value-type="float">
            <text:p><text:s text:c="3"/>41,559</text:p>
          </table:table-cell>
          <table:table-cell table:style-name="ce51" office:value-type="float" office:value="41990" calcext:value-type="float">
            <text:p><text:s text:c="3"/>41,990</text:p>
          </table:table-cell>
          <table:table-cell table:style-name="ce51" office:value-type="float" office:value="7843" calcext:value-type="float">
            <text:p><text:s text:c="3"/>7,843</text:p>
          </table:table-cell>
          <table:table-cell table:style-name="ce51" office:value-type="float" office:value="8279" calcext:value-type="float">
            <text:p><text:s text:c="3"/>8,279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420" calcext:value-type="float">
            <text:p><text:s text:c="3"/>3,420</text:p>
          </table:table-cell>
          <table:table-cell table:style-name="ce51" office:value-type="float" office:value="8282" calcext:value-type="float">
            <text:p><text:s text:c="3"/>8,282</text:p>
          </table:table-cell>
          <table:table-cell table:style-name="ce84" office:value-type="float" office:value="4784" calcext:value-type="float">
            <text:p><text:s text:c="3"/>4,78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569" calcext:value-type="float">
            <text:p><text:s text:c="3"/>48,569</text:p>
          </table:table-cell>
          <table:table-cell table:style-name="ce51" office:value-type="float" office:value="48560" calcext:value-type="float">
            <text:p><text:s text:c="3"/>48,560</text:p>
          </table:table-cell>
          <table:table-cell table:style-name="ce51" office:value-type="float" office:value="7307" calcext:value-type="float">
            <text:p><text:s text:c="3"/>7,307</text:p>
          </table:table-cell>
          <table:table-cell table:style-name="ce51" office:value-type="float" office:value="5883" calcext:value-type="float">
            <text:p><text:s text:c="3"/>5,883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39" calcext:value-type="float">
            <text:p><text:s text:c="3"/>339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228" calcext:value-type="float">
            <text:p><text:s text:c="3"/>3,22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5605" calcext:value-type="float">
            <text:p><text:s text:c="3"/>75,605</text:p>
          </table:table-cell>
          <table:table-cell table:style-name="ce50" office:value-type="float" office:value="76415" calcext:value-type="float">
            <text:p><text:s text:c="3"/>76,415</text:p>
          </table:table-cell>
          <table:table-cell table:style-name="ce50" office:value-type="float" office:value="13913" calcext:value-type="float">
            <text:p><text:s text:c="3"/>13,913</text:p>
          </table:table-cell>
          <table:table-cell table:style-name="ce50" office:value-type="float" office:value="12886" calcext:value-type="float">
            <text:p><text:s text:c="3"/>12,886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347" calcext:value-type="float">
            <text:p><text:s text:c="3"/>5,34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422" calcext:value-type="float">
            <text:p><text:s text:c="3"/>34,422</text:p>
          </table:table-cell>
          <table:table-cell table:style-name="ce51" office:value-type="float" office:value="34993" calcext:value-type="float">
            <text:p><text:s text:c="3"/>34,993</text:p>
          </table:table-cell>
          <table:table-cell table:style-name="ce51" office:value-type="float" office:value="7202" calcext:value-type="float">
            <text:p><text:s text:c="3"/>7,202</text:p>
          </table:table-cell>
          <table:table-cell table:style-name="ce51" office:value-type="float" office:value="7648" calcext:value-type="float">
            <text:p><text:s text:c="3"/>7,648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777" calcext:value-type="float">
            <text:p><text:s text:c="3"/>2,777</text:p>
          </table:table-cell>
          <table:table-cell table:style-name="ce51" office:value-type="float" office:value="8606" calcext:value-type="float">
            <text:p><text:s text:c="3"/>8,606</text:p>
          </table:table-cell>
          <table:table-cell table:style-name="ce84" office:value-type="float" office:value="4131" calcext:value-type="float">
            <text:p><text:s text:c="3"/>4,1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1183" calcext:value-type="float">
            <text:p><text:s text:c="3"/>41,183</text:p>
          </table:table-cell>
          <table:table-cell table:style-name="ce51" office:value-type="float" office:value="41422" calcext:value-type="float">
            <text:p><text:s text:c="3"/>41,422</text:p>
          </table:table-cell>
          <table:table-cell table:style-name="ce51" office:value-type="float" office:value="6711" calcext:value-type="float">
            <text:p><text:s text:c="3"/>6,711</text:p>
          </table:table-cell>
          <table:table-cell table:style-name="ce51" office:value-type="float" office:value="5238" calcext:value-type="float">
            <text:p><text:s text:c="3"/>5,238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570" calcext:value-type="float">
            <text:p><text:s text:c="3"/>2,57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3042" calcext:value-type="float">
            <text:p><text:s text:c="3"/>63,042</text:p>
          </table:table-cell>
          <table:table-cell table:style-name="ce50" office:value-type="float" office:value="61568" calcext:value-type="float">
            <text:p><text:s text:c="3"/>61,568</text:p>
          </table:table-cell>
          <table:table-cell table:style-name="ce50" office:value-type="float" office:value="16793" calcext:value-type="float">
            <text:p><text:s text:c="3"/>16,793</text:p>
          </table:table-cell>
          <table:table-cell table:style-name="ce50" office:value-type="float" office:value="14922" calcext:value-type="float">
            <text:p><text:s text:c="3"/>14,922</text:p>
          </table:table-cell>
          <table:table-cell table:style-name="ce50" office:value-type="float" office:value="367" calcext:value-type="float">
            <text:p><text:s text:c="3"/>367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716" calcext:value-type="float">
            <text:p><text:s text:c="3"/>716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841" calcext:value-type="float">
            <text:p><text:s text:c="3"/>5,84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7906" calcext:value-type="float">
            <text:p><text:s text:c="3"/>27,906</text:p>
          </table:table-cell>
          <table:table-cell table:style-name="ce51" office:value-type="float" office:value="27535" calcext:value-type="float">
            <text:p><text:s text:c="3"/>27,535</text:p>
          </table:table-cell>
          <table:table-cell table:style-name="ce51" office:value-type="float" office:value="8768" calcext:value-type="float">
            <text:p><text:s text:c="3"/>8,768</text:p>
          </table:table-cell>
          <table:table-cell table:style-name="ce51" office:value-type="float" office:value="8877" calcext:value-type="float">
            <text:p><text:s text:c="3"/>8,877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3012" calcext:value-type="float">
            <text:p><text:s text:c="3"/>3,012</text:p>
          </table:table-cell>
          <table:table-cell table:style-name="ce51" office:value-type="float" office:value="14139" calcext:value-type="float">
            <text:p><text:s text:c="3"/>14,139</text:p>
          </table:table-cell>
          <table:table-cell table:style-name="ce84" office:value-type="float" office:value="4769" calcext:value-type="float">
            <text:p><text:s text:c="3"/>4,76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136" calcext:value-type="float">
            <text:p><text:s text:c="3"/>35,136</text:p>
          </table:table-cell>
          <table:table-cell table:style-name="ce51" office:value-type="float" office:value="34033" calcext:value-type="float">
            <text:p><text:s text:c="3"/>34,033</text:p>
          </table:table-cell>
          <table:table-cell table:style-name="ce51" office:value-type="float" office:value="8025" calcext:value-type="float">
            <text:p><text:s text:c="3"/>8,025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829" calcext:value-type="float">
            <text:p><text:s text:c="3"/>2,829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3942" calcext:value-type="float">
            <text:p><text:s text:c="3"/>63,942</text:p>
          </table:table-cell>
          <table:table-cell table:style-name="ce50" office:value-type="float" office:value="62287" calcext:value-type="float">
            <text:p><text:s text:c="3"/>62,287</text:p>
          </table:table-cell>
          <table:table-cell table:style-name="ce50" office:value-type="float" office:value="16057" calcext:value-type="float">
            <text:p><text:s text:c="3"/>16,057</text:p>
          </table:table-cell>
          <table:table-cell table:style-name="ce50" office:value-type="float" office:value="13680" calcext:value-type="float">
            <text:p><text:s text:c="3"/>13,680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128" calcext:value-type="float">
            <text:p><text:s text:c="3"/>128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50" office:value-type="float" office:value="666" calcext:value-type="float">
            <text:p><text:s text:c="3"/>666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5398" calcext:value-type="float">
            <text:p><text:s text:c="3"/>5,39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534" calcext:value-type="float">
            <text:p><text:s text:c="3"/>28,534</text:p>
          </table:table-cell>
          <table:table-cell table:style-name="ce51" office:value-type="float" office:value="28070" calcext:value-type="float">
            <text:p><text:s text:c="3"/>28,070</text:p>
          </table:table-cell>
          <table:table-cell table:style-name="ce51" office:value-type="float" office:value="8240" calcext:value-type="float">
            <text:p><text:s text:c="3"/>8,240</text:p>
          </table:table-cell>
          <table:table-cell table:style-name="ce51" office:value-type="float" office:value="8044" calcext:value-type="float">
            <text:p><text:s text:c="3"/>8,044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2802" calcext:value-type="float">
            <text:p><text:s text:c="3"/>2,802</text:p>
          </table:table-cell>
          <table:table-cell table:style-name="ce51" office:value-type="float" office:value="10989" calcext:value-type="float">
            <text:p><text:s text:c="3"/>10,989</text:p>
          </table:table-cell>
          <table:table-cell table:style-name="ce84" office:value-type="float" office:value="4399" calcext:value-type="float">
            <text:p><text:s text:c="3"/>4,39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408" calcext:value-type="float">
            <text:p><text:s text:c="3"/>35,408</text:p>
          </table:table-cell>
          <table:table-cell table:style-name="ce51" office:value-type="float" office:value="34217" calcext:value-type="float">
            <text:p><text:s text:c="3"/>34,217</text:p>
          </table:table-cell>
          <table:table-cell table:style-name="ce51" office:value-type="float" office:value="7817" calcext:value-type="float">
            <text:p><text:s text:c="3"/>7,817</text:p>
          </table:table-cell>
          <table:table-cell table:style-name="ce51" office:value-type="float" office:value="5636" calcext:value-type="float">
            <text:p><text:s text:c="3"/>5,636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93" calcext:value-type="float">
            <text:p><text:s text:c="3"/>293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2596" calcext:value-type="float">
            <text:p><text:s text:c="3"/>2,596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8894" calcext:value-type="float">
            <text:p><text:s text:c="3"/>88,894</text:p>
          </table:table-cell>
          <table:table-cell table:style-name="ce50" office:value-type="float" office:value="87027" calcext:value-type="float">
            <text:p><text:s text:c="3"/>87,027</text:p>
          </table:table-cell>
          <table:table-cell table:style-name="ce50" office:value-type="float" office:value="15149" calcext:value-type="float">
            <text:p><text:s text:c="3"/>15,149</text:p>
          </table:table-cell>
          <table:table-cell table:style-name="ce50" office:value-type="float" office:value="12949" calcext:value-type="float">
            <text:p><text:s text:c="3"/>12,949</text:p>
          </table:table-cell>
          <table:table-cell table:style-name="ce50" office:value-type="float" office:value="310" calcext:value-type="float">
            <text:p><text:s text:c="3"/>310</text:p>
          </table:table-cell>
          <table:table-cell table:style-name="ce50" office:value-type="float" office:value="143" calcext:value-type="float">
            <text:p><text:s text:c="3"/>143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725" calcext:value-type="float">
            <text:p><text:s text:c="3"/>725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397" calcext:value-type="float">
            <text:p><text:s text:c="3"/>5,39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0087" calcext:value-type="float">
            <text:p><text:s text:c="3"/>40,087</text:p>
          </table:table-cell>
          <table:table-cell table:style-name="ce51" office:value-type="float" office:value="39482" calcext:value-type="float">
            <text:p><text:s text:c="3"/>39,482</text:p>
          </table:table-cell>
          <table:table-cell table:style-name="ce51" office:value-type="float" office:value="7799" calcext:value-type="float">
            <text:p><text:s text:c="3"/>7,799</text:p>
          </table:table-cell>
          <table:table-cell table:style-name="ce51" office:value-type="float" office:value="7760" calcext:value-type="float">
            <text:p><text:s text:c="3"/>7,760</text:p>
          </table:table-cell>
          <table:table-cell table:style-name="ce51" office:value-type="float" office:value="160" calcext:value-type="float">
            <text:p><text:s text:c="3"/>160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764" calcext:value-type="float">
            <text:p><text:s text:c="3"/>2,764</text:p>
          </table:table-cell>
          <table:table-cell table:style-name="ce51" office:value-type="float" office:value="15345" calcext:value-type="float">
            <text:p><text:s text:c="3"/>15,345</text:p>
          </table:table-cell>
          <table:table-cell table:style-name="ce84" office:value-type="float" office:value="4485" calcext:value-type="float">
            <text:p><text:s text:c="3"/>4,48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807" calcext:value-type="float">
            <text:p><text:s text:c="3"/>48,807</text:p>
          </table:table-cell>
          <table:table-cell table:style-name="ce51" office:value-type="float" office:value="47545" calcext:value-type="float">
            <text:p><text:s text:c="3"/>47,545</text:p>
          </table:table-cell>
          <table:table-cell table:style-name="ce51" office:value-type="float" office:value="7350" calcext:value-type="float">
            <text:p><text:s text:c="3"/>7,350</text:p>
          </table:table-cell>
          <table:table-cell table:style-name="ce51" office:value-type="float" office:value="5189" calcext:value-type="float">
            <text:p><text:s text:c="3"/>5,189</text:p>
          </table:table-cell>
          <table:table-cell table:style-name="ce51" office:value-type="float" office:value="150" calcext:value-type="float">
            <text:p><text:s text:c="3"/>15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35" calcext:value-type="float">
            <text:p><text:s text:c="3"/>335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633" calcext:value-type="float">
            <text:p><text:s text:c="3"/>2,63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8年</text:p>
            <text:p>截至3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241807" calcext:value-type="float">
            <text:p><text:s text:c="3"/>241,807</text:p>
          </table:table-cell>
          <table:table-cell table:style-name="ce48" office:value-type="float" office:value="240605" calcext:value-type="float">
            <text:p><text:s text:c="3"/>240,605</text:p>
          </table:table-cell>
          <table:table-cell table:style-name="ce48" office:value-type="float" office:value="44203" calcext:value-type="float">
            <text:p><text:s text:c="3"/>44,203</text:p>
          </table:table-cell>
          <table:table-cell table:style-name="ce48" office:value-type="float" office:value="45145" calcext:value-type="float">
            <text:p><text:s text:c="3"/>45,145</text:p>
          </table:table-cell>
          <table:table-cell table:style-name="ce48" office:value-type="float" office:value="968" calcext:value-type="float">
            <text:p><text:s text:c="3"/>968</text:p>
          </table:table-cell>
          <table:table-cell table:style-name="ce48" office:value-type="float" office:value="403" calcext:value-type="float">
            <text:p><text:s text:c="3"/>40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1886" calcext:value-type="float">
            <text:p><text:s text:c="3"/>1,886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16002" calcext:value-type="float">
            <text:p><text:s text:c="3"/>16,00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109993" calcext:value-type="float">
            <text:p><text:s text:c="3"/>109,993</text:p>
          </table:table-cell>
          <table:table-cell table:style-name="ce49" office:value-type="float" office:value="109808" calcext:value-type="float">
            <text:p><text:s text:c="3"/>109,808</text:p>
          </table:table-cell>
          <table:table-cell table:style-name="ce49" office:value-type="float" office:value="22869" calcext:value-type="float">
            <text:p><text:s text:c="3"/>22,869</text:p>
          </table:table-cell>
          <table:table-cell table:style-name="ce49" office:value-type="float" office:value="26623" calcext:value-type="float">
            <text:p><text:s text:c="3"/>26,623</text:p>
          </table:table-cell>
          <table:table-cell table:style-name="ce49" office:value-type="float" office:value="516" calcext:value-type="float">
            <text:p><text:s text:c="3"/>516</text:p>
          </table:table-cell>
          <table:table-cell table:style-name="ce49" office:value-type="float" office:value="180" calcext:value-type="float">
            <text:p><text:s text:c="3"/>180</text:p>
          </table:table-cell>
          <table:table-cell table:style-name="ce49" office:value-type="float" office:value="122" calcext:value-type="float">
            <text:p><text:s text:c="3"/>122</text:p>
          </table:table-cell>
          <table:table-cell table:style-name="ce49" office:value-type="float" office:value="993" calcext:value-type="float">
            <text:p><text:s text:c="3"/>993</text:p>
          </table:table-cell>
          <table:table-cell table:style-name="ce49" office:value-type="float" office:value="142" calcext:value-type="float">
            <text:p><text:s text:c="3"/>142</text:p>
          </table:table-cell>
          <table:table-cell table:style-name="ce49" office:value-type="float" office:value="8243" calcext:value-type="float">
            <text:p><text:s text:c="3"/>8,243</text:p>
          </table:table-cell>
          <table:table-cell table:style-name="ce49" office:value-type="float" office:value="35068" calcext:value-type="float">
            <text:p><text:s text:c="3"/>35,068</text:p>
          </table:table-cell>
          <table:table-cell table:style-name="ce82" office:value-type="float" office:value="12736" calcext:value-type="float">
            <text:p><text:s text:c="3"/>12,736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131814" calcext:value-type="float">
            <text:p><text:s text:c="3"/>131,814</text:p>
          </table:table-cell>
          <table:table-cell table:style-name="ce49" office:value-type="float" office:value="130797" calcext:value-type="float">
            <text:p><text:s text:c="3"/>130,797</text:p>
          </table:table-cell>
          <table:table-cell table:style-name="ce49" office:value-type="float" office:value="21334" calcext:value-type="float">
            <text:p><text:s text:c="3"/>21,334</text:p>
          </table:table-cell>
          <table:table-cell table:style-name="ce49" office:value-type="float" office:value="18522" calcext:value-type="float">
            <text:p><text:s text:c="3"/>18,522</text:p>
          </table:table-cell>
          <table:table-cell table:style-name="ce49" office:value-type="float" office:value="452" calcext:value-type="float">
            <text:p><text:s text:c="3"/>452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office:value-type="float" office:value="893" calcext:value-type="float">
            <text:p><text:s text:c="3"/>893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7759" calcext:value-type="float">
            <text:p><text:s text:c="3"/>7,75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8882" calcext:value-type="float">
            <text:p><text:s text:c="3"/>88,882</text:p>
          </table:table-cell>
          <table:table-cell table:style-name="ce50" office:value-type="float" office:value="87587" calcext:value-type="float">
            <text:p><text:s text:c="3"/>87,587</text:p>
          </table:table-cell>
          <table:table-cell table:style-name="ce50" office:value-type="float" office:value="17139" calcext:value-type="float">
            <text:p><text:s text:c="3"/>17,139</text:p>
          </table:table-cell>
          <table:table-cell table:style-name="ce50" office:value-type="float" office:value="16622" calcext:value-type="float">
            <text:p><text:s text:c="3"/>16,622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95" calcext:value-type="float">
            <text:p><text:s text:c="3"/>95</text:p>
          </table:table-cell>
          <table:table-cell table:style-name="ce50" office:value-type="float" office:value="804" calcext:value-type="float">
            <text:p><text:s text:c="3"/>804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office:value-type="float" office:value="5851" calcext:value-type="float">
            <text:p><text:s text:c="3"/>5,85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0224" calcext:value-type="float">
            <text:p><text:s text:c="3"/>40,224</text:p>
          </table:table-cell>
          <table:table-cell table:style-name="ce51" office:value-type="float" office:value="39810" calcext:value-type="float">
            <text:p><text:s text:c="3"/>39,810</text:p>
          </table:table-cell>
          <table:table-cell table:style-name="ce51" office:value-type="float" office:value="8762" calcext:value-type="float">
            <text:p><text:s text:c="3"/>8,762</text:p>
          </table:table-cell>
          <table:table-cell table:style-name="ce51" office:value-type="float" office:value="9853" calcext:value-type="float">
            <text:p><text:s text:c="3"/>9,853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036" calcext:value-type="float">
            <text:p><text:s text:c="3"/>3,036</text:p>
          </table:table-cell>
          <table:table-cell table:style-name="ce51" office:value-type="float" office:value="13902" calcext:value-type="float">
            <text:p><text:s text:c="3"/>13,902</text:p>
          </table:table-cell>
          <table:table-cell table:style-name="ce84" office:value-type="float" office:value="4775" calcext:value-type="float">
            <text:p><text:s text:c="3"/>4,77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658" calcext:value-type="float">
            <text:p><text:s text:c="3"/>48,658</text:p>
          </table:table-cell>
          <table:table-cell table:style-name="ce51" office:value-type="float" office:value="47777" calcext:value-type="float">
            <text:p><text:s text:c="3"/>47,777</text:p>
          </table:table-cell>
          <table:table-cell table:style-name="ce51" office:value-type="float" office:value="8377" calcext:value-type="float">
            <text:p><text:s text:c="3"/>8,377</text:p>
          </table:table-cell>
          <table:table-cell table:style-name="ce51" office:value-type="float" office:value="6769" calcext:value-type="float">
            <text:p><text:s text:c="3"/>6,769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2815" calcext:value-type="float">
            <text:p><text:s text:c="3"/>2,8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8557" calcext:value-type="float">
            <text:p><text:s text:c="3"/>68,557</text:p>
          </table:table-cell>
          <table:table-cell table:style-name="ce50" office:value-type="float" office:value="68442" calcext:value-type="float">
            <text:p><text:s text:c="3"/>68,442</text:p>
          </table:table-cell>
          <table:table-cell table:style-name="ce50" office:value-type="float" office:value="12497" calcext:value-type="float">
            <text:p><text:s text:c="3"/>12,497</text:p>
          </table:table-cell>
          <table:table-cell table:style-name="ce50" office:value-type="float" office:value="13352" calcext:value-type="float">
            <text:p><text:s text:c="3"/>13,352</text:p>
          </table:table-cell>
          <table:table-cell table:style-name="ce50" office:value-type="float" office:value="292" calcext:value-type="float">
            <text:p><text:s text:c="3"/>292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50" office:value-type="float" office:value="531" calcext:value-type="float">
            <text:p><text:s text:c="3"/>531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4512" calcext:value-type="float">
            <text:p><text:s text:c="3"/>4,51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1252" calcext:value-type="float">
            <text:p><text:s text:c="3"/>31,252</text:p>
          </table:table-cell>
          <table:table-cell table:style-name="ce51" office:value-type="float" office:value="31230" calcext:value-type="float">
            <text:p><text:s text:c="3"/>31,230</text:p>
          </table:table-cell>
          <table:table-cell table:style-name="ce51" office:value-type="float" office:value="6475" calcext:value-type="float">
            <text:p><text:s text:c="3"/>6,475</text:p>
          </table:table-cell>
          <table:table-cell table:style-name="ce51" office:value-type="float" office:value="7781" calcext:value-type="float">
            <text:p><text:s text:c="3"/>7,781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2280" calcext:value-type="float">
            <text:p><text:s text:c="3"/>2,280</text:p>
          </table:table-cell>
          <table:table-cell table:style-name="ce51" office:value-type="float" office:value="9986" calcext:value-type="float">
            <text:p><text:s text:c="3"/>9,986</text:p>
          </table:table-cell>
          <table:table-cell table:style-name="ce84" office:value-type="float" office:value="3505" calcext:value-type="float">
            <text:p><text:s text:c="3"/>3,50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7305" calcext:value-type="float">
            <text:p><text:s text:c="3"/>37,305</text:p>
          </table:table-cell>
          <table:table-cell table:style-name="ce51" office:value-type="float" office:value="37212" calcext:value-type="float">
            <text:p><text:s text:c="3"/>37,212</text:p>
          </table:table-cell>
          <table:table-cell table:style-name="ce51" office:value-type="float" office:value="6022" calcext:value-type="float">
            <text:p><text:s text:c="3"/>6,022</text:p>
          </table:table-cell>
          <table:table-cell table:style-name="ce51" office:value-type="float" office:value="5571" calcext:value-type="float">
            <text:p><text:s text:c="3"/>5,571</text:p>
          </table:table-cell>
          <table:table-cell table:style-name="ce51" office:value-type="float" office:value="135" calcext:value-type="float">
            <text:p><text:s text:c="3"/>135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232" calcext:value-type="float">
            <text:p><text:s text:c="3"/>2,23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368" calcext:value-type="float">
            <text:p><text:s text:c="3"/>84,368</text:p>
          </table:table-cell>
          <table:table-cell table:style-name="ce50" office:value-type="float" office:value="84576" calcext:value-type="float">
            <text:p><text:s text:c="3"/>84,576</text:p>
          </table:table-cell>
          <table:table-cell table:style-name="ce50" office:value-type="float" office:value="14567" calcext:value-type="float">
            <text:p><text:s text:c="3"/>14,567</text:p>
          </table:table-cell>
          <table:table-cell table:style-name="ce50" office:value-type="float" office:value="15171" calcext:value-type="float">
            <text:p><text:s text:c="3"/>15,171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50" office:value-type="float" office:value="129" calcext:value-type="float">
            <text:p><text:s text:c="3"/>129</text:p>
          </table:table-cell>
          <table:table-cell table:style-name="ce50" office:value-type="float" office:value="77" calcext:value-type="float">
            <text:p><text:s text:c="3"/>77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639" calcext:value-type="float">
            <text:p><text:s text:c="3"/>5,639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517" calcext:value-type="float">
            <text:p><text:s text:c="3"/>38,517</text:p>
          </table:table-cell>
          <table:table-cell table:style-name="ce51" office:value-type="float" office:value="38768" calcext:value-type="float">
            <text:p><text:s text:c="3"/>38,768</text:p>
          </table:table-cell>
          <table:table-cell table:style-name="ce51" office:value-type="float" office:value="7632" calcext:value-type="float">
            <text:p><text:s text:c="3"/>7,632</text:p>
          </table:table-cell>
          <table:table-cell table:style-name="ce51" office:value-type="float" office:value="8989" calcext:value-type="float">
            <text:p><text:s text:c="3"/>8,989</text:p>
          </table:table-cell>
          <table:table-cell table:style-name="ce51" office:value-type="float" office:value="161" calcext:value-type="float">
            <text:p><text:s text:c="3"/>16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81" calcext:value-type="float">
            <text:p><text:s text:c="3"/>281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927" calcext:value-type="float">
            <text:p><text:s text:c="3"/>2,927</text:p>
          </table:table-cell>
          <table:table-cell table:style-name="ce51" office:value-type="float" office:value="11180" calcext:value-type="float">
            <text:p><text:s text:c="3"/>11,180</text:p>
          </table:table-cell>
          <table:table-cell table:style-name="ce84" office:value-type="float" office:value="4456" calcext:value-type="float">
            <text:p><text:s text:c="3"/>4,45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851" calcext:value-type="float">
            <text:p><text:s text:c="3"/>45,851</text:p>
          </table:table-cell>
          <table:table-cell table:style-name="ce51" office:value-type="float" office:value="45808" calcext:value-type="float">
            <text:p><text:s text:c="3"/>45,808</text:p>
          </table:table-cell>
          <table:table-cell table:style-name="ce51" office:value-type="float" office:value="6935" calcext:value-type="float">
            <text:p><text:s text:c="3"/>6,935</text:p>
          </table:table-cell>
          <table:table-cell table:style-name="ce51" office:value-type="float" office:value="6182" calcext:value-type="float">
            <text:p><text:s text:c="3"/>6,182</text:p>
          </table:table-cell>
          <table:table-cell table:style-name="ce51" office:value-type="float" office:value="150" calcext:value-type="float">
            <text:p><text:s text:c="3"/>150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712" calcext:value-type="float">
            <text:p><text:s text:c="3"/>2,71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7]-[.C68])/[.C68]*100);0;([.C107]-[.C68])/[.C68]*100)" office:value-type="float" office:value="-19.8259068145318" calcext:value-type="float">
            <text:p><text:s text:c="3"/>－19.83</text:p>
          </table:table-cell>
          <table:table-cell table:style-name="ce52" table:formula="of:=IF(ISERROR(([.D107]-[.D68])/[.D68]*100);0;([.D107]-[.D68])/[.D68]*100)" office:value-type="float" office:value="-18.7963860858545" calcext:value-type="float">
            <text:p><text:s text:c="3"/>－18.80</text:p>
          </table:table-cell>
          <table:table-cell table:style-name="ce52" table:formula="of:=IF(ISERROR(([.E107]-[.E68])/[.E68]*100);0;([.E107]-[.E68])/[.E68]*100)" office:value-type="float" office:value="-12.7933429118774" calcext:value-type="float">
            <text:p><text:s text:c="3"/>－12.79</text:p>
          </table:table-cell>
          <table:table-cell table:style-name="ce52" table:formula="of:=IF(ISERROR(([.F107]-[.F68])/[.F68]*100);0;([.F107]-[.F68])/[.F68]*100)" office:value-type="float" office:value="-11.796511627907" calcext:value-type="float">
            <text:p><text:s text:c="3"/>－11.80</text:p>
          </table:table-cell>
          <table:table-cell table:style-name="ce52" table:formula="of:=IF(ISERROR(([.G107]-[.G68])/[.G68]*100);0;([.G107]-[.G68])/[.G68]*100)" office:value-type="float" office:value="-13.1284916201117" calcext:value-type="float">
            <text:p><text:s text:c="3"/>－13.13</text:p>
          </table:table-cell>
          <table:table-cell table:style-name="ce52" table:formula="of:=IF(ISERROR(([.H107]-[.H68])/[.H68]*100);0;([.H107]-[.H68])/[.H68]*100)" office:value-type="float" office:value="-16.7741935483871" calcext:value-type="float">
            <text:p><text:s text:c="3"/>－16.77</text:p>
          </table:table-cell>
          <table:table-cell table:style-name="ce52" table:formula="of:=IF(ISERROR(([.I107]-[.I68])/[.I68]*100);0;([.I107]-[.I68])/[.I68]*100)" office:value-type="float" office:value="-33.6206896551724" calcext:value-type="float">
            <text:p><text:s text:c="3"/>－33.62</text:p>
          </table:table-cell>
          <table:table-cell table:style-name="ce52" table:formula="of:=IF(ISERROR(([.J107]-[.J68])/[.J68]*100);0;([.J107]-[.J68])/[.J68]*100)" office:value-type="float" office:value="-22.7208976157083" calcext:value-type="float">
            <text:p><text:s text:c="3"/>－22.72</text:p>
          </table:table-cell>
          <table:table-cell table:style-name="ce52" table:formula="of:=IF(ISERROR(([.K107]-[.K68])/[.K68]*100);0;([.K107]-[.K68])/[.K68]*100)" office:value-type="float" office:value="-38.5416666666667" calcext:value-type="float">
            <text:p><text:s text:c="3"/>－38.54</text:p>
          </table:table-cell>
          <table:table-cell table:style-name="ce52" table:formula="of:=IF(ISERROR(([.L107]-[.L68])/[.L68]*100);0;([.L107]-[.L68])/[.L68]*100)" office:value-type="float" office:value="-13.947810163284" calcext:value-type="float">
            <text:p><text:s text:c="3"/>－13.95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8]-[.C69])/[.C69]*100);0;([.C108]-[.C69])/[.C69]*100)" office:value-type="float" office:value="-19.8247330405279" calcext:value-type="float">
            <text:p><text:s text:c="3"/>－19.82</text:p>
          </table:table-cell>
          <table:table-cell table:style-name="ce53" table:formula="of:=IF(ISERROR(([.D108]-[.D69])/[.D69]*100);0;([.D108]-[.D69])/[.D69]*100)" office:value-type="float" office:value="-18.7441051329882" calcext:value-type="float">
            <text:p><text:s text:c="3"/>－18.74</text:p>
          </table:table-cell>
          <table:table-cell table:style-name="ce53" table:formula="of:=IF(ISERROR(([.E108]-[.E69])/[.E69]*100);0;([.E108]-[.E69])/[.E69]*100)" office:value-type="float" office:value="-10.7994389901823" calcext:value-type="float">
            <text:p><text:s text:c="3"/>－10.80</text:p>
          </table:table-cell>
          <table:table-cell table:style-name="ce53" table:formula="of:=IF(ISERROR(([.F108]-[.F69])/[.F69]*100);0;([.F108]-[.F69])/[.F69]*100)" office:value-type="float" office:value="-11.4296975071436" calcext:value-type="float">
            <text:p><text:s text:c="3"/>－11.43</text:p>
          </table:table-cell>
          <table:table-cell table:style-name="ce53" table:formula="of:=IF(ISERROR(([.G108]-[.G69])/[.G69]*100);0;([.G108]-[.G69])/[.G69]*100)" office:value-type="float" office:value="-13.903743315508" calcext:value-type="float">
            <text:p><text:s text:c="3"/>－13.90</text:p>
          </table:table-cell>
          <table:table-cell table:style-name="ce53" table:formula="of:=IF(ISERROR(([.H108]-[.H69])/[.H69]*100);0;([.H108]-[.H69])/[.H69]*100)" office:value-type="float" office:value="-22.5" calcext:value-type="float">
            <text:p><text:s text:c="3"/>－22.50</text:p>
          </table:table-cell>
          <table:table-cell table:style-name="ce53" table:formula="of:=IF(ISERROR(([.I108]-[.I69])/[.I69]*100);0;([.I108]-[.I69])/[.I69]*100)" office:value-type="float" office:value="-26.6666666666667" calcext:value-type="float">
            <text:p><text:s text:c="3"/>－26.67</text:p>
          </table:table-cell>
          <table:table-cell table:style-name="ce53" table:formula="of:=IF(ISERROR(([.J108]-[.J69])/[.J69]*100);0;([.J108]-[.J69])/[.J69]*100)" office:value-type="float" office:value="-22.5895316804408" calcext:value-type="float">
            <text:p><text:s text:c="3"/>－22.59</text:p>
          </table:table-cell>
          <table:table-cell table:style-name="ce53" table:formula="of:=IF(ISERROR(([.K108]-[.K69])/[.K69]*100);0;([.K108]-[.K69])/[.K69]*100)" office:value-type="float" office:value="-46.7741935483871" calcext:value-type="float">
            <text:p><text:s text:c="3"/>－46.77</text:p>
          </table:table-cell>
          <table:table-cell table:style-name="ce53" table:formula="of:=IF(ISERROR(([.L108]-[.L69])/[.L69]*100);0;([.L108]-[.L69])/[.L69]*100)" office:value-type="float" office:value="-13.9623750734862" calcext:value-type="float">
            <text:p><text:s text:c="3"/>－13.96</text:p>
          </table:table-cell>
          <table:table-cell table:style-name="ce53" table:formula="of:=IF(ISERROR(([.M108]-[.M69])/[.M69]*100);0;([.M108]-[.M69])/[.M69]*100)" office:value-type="float" office:value="-7.76338585925254" calcext:value-type="float">
            <text:p><text:s text:c="3"/>－7.76</text:p>
          </table:table-cell>
          <table:table-cell table:style-name="ce86" table:formula="of:=IF(ISERROR(([.N108]-[.N69])/[.N69]*100);0;([.N108]-[.N69])/[.N69]*100)" office:value-type="float" office:value="-13.2398753894081" calcext:value-type="float">
            <text:p><text:s text:c="3"/>－13.24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9]-[.C70])/[.C70]*100);0;([.C109]-[.C70])/[.C70]*100)" office:value-type="float" office:value="-19.8268928134289" calcext:value-type="float">
            <text:p><text:s text:c="3"/>－19.83</text:p>
          </table:table-cell>
          <table:table-cell table:style-name="ce54" table:formula="of:=IF(ISERROR(([.D109]-[.D70])/[.D70]*100);0;([.D109]-[.D70])/[.D70]*100)" office:value-type="float" office:value="-18.8405797101449" calcext:value-type="float">
            <text:p><text:s text:c="3"/>－18.84</text:p>
          </table:table-cell>
          <table:table-cell table:style-name="ce54" table:formula="of:=IF(ISERROR(([.E109]-[.E70])/[.E70]*100);0;([.E109]-[.E70])/[.E70]*100)" office:value-type="float" office:value="-14.887088856161" calcext:value-type="float">
            <text:p><text:s text:c="3"/>－14.89</text:p>
          </table:table-cell>
          <table:table-cell table:style-name="ce54" table:formula="of:=IF(ISERROR(([.F109]-[.F70])/[.F70]*100);0;([.F109]-[.F70])/[.F70]*100)" office:value-type="float" office:value="-12.3244929797192" calcext:value-type="float">
            <text:p><text:s text:c="3"/>－12.32</text:p>
          </table:table-cell>
          <table:table-cell table:style-name="ce54" table:formula="of:=IF(ISERROR(([.G109]-[.G70])/[.G70]*100);0;([.G109]-[.G70])/[.G70]*100)" office:value-type="float" office:value="-12.280701754386" calcext:value-type="float">
            <text:p><text:s text:c="3"/>－12.28</text:p>
          </table:table-cell>
          <table:table-cell table:style-name="ce54" table:formula="of:=IF(ISERROR(([.H109]-[.H70])/[.H70]*100);0;([.H109]-[.H70])/[.H70]*100)" office:value-type="float" office:value="-10.6666666666667" calcext:value-type="float">
            <text:p><text:s text:c="3"/>－10.67</text:p>
          </table:table-cell>
          <table:table-cell table:style-name="ce54" table:formula="of:=IF(ISERROR(([.I109]-[.I70])/[.I70]*100);0;([.I109]-[.I70])/[.I70]*100)" office:value-type="float" office:value="-41.0714285714286" calcext:value-type="float">
            <text:p><text:s text:c="3"/>－41.07</text:p>
          </table:table-cell>
          <table:table-cell table:style-name="ce54" table:formula="of:=IF(ISERROR(([.J109]-[.J70])/[.J70]*100);0;([.J109]-[.J70])/[.J70]*100)" office:value-type="float" office:value="-22.8571428571429" calcext:value-type="float">
            <text:p><text:s text:c="3"/>－22.86</text:p>
          </table:table-cell>
          <table:table-cell table:style-name="ce54" table:formula="of:=IF(ISERROR(([.K109]-[.K70])/[.K70]*100);0;([.K109]-[.K70])/[.K70]*100)" office:value-type="float" office:value="-23.5294117647059" calcext:value-type="float">
            <text:p><text:s text:c="3"/>－23.53</text:p>
          </table:table-cell>
          <table:table-cell table:style-name="ce54" table:formula="of:=IF(ISERROR(([.L109]-[.L70])/[.L70]*100);0;([.L109]-[.L70])/[.L70]*100)" office:value-type="float" office:value="-13.9320850523643" calcext:value-type="float">
            <text:p><text:s text:c="3"/>－13.93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7]-[.C104])/[.C104]*100);0;([.C107]-[.C104])/[.C104]*100)" office:value-type="float" office:value="23.0625610805607" calcext:value-type="float">
            <text:p>23.06</text:p>
          </table:table-cell>
          <table:table-cell table:style-name="ce55" table:formula="of:=IF(ISERROR(([.D107]-[.D104])/[.D104]*100);0;([.D107]-[.D104])/[.D104]*100)" office:value-type="float" office:value="23.5732444989918" calcext:value-type="float">
            <text:p>23.57</text:p>
          </table:table-cell>
          <table:table-cell table:style-name="ce55" table:formula="of:=IF(ISERROR(([.E107]-[.E104])/[.E104]*100);0;([.E107]-[.E104])/[.E104]*100)" office:value-type="float" office:value="16.563975354085" calcext:value-type="float">
            <text:p>16.56</text:p>
          </table:table-cell>
          <table:table-cell table:style-name="ce55" table:formula="of:=IF(ISERROR(([.F107]-[.F104])/[.F104]*100);0;([.F107]-[.F104])/[.F104]*100)" office:value-type="float" office:value="13.6234272019173" calcext:value-type="float">
            <text:p>13.62</text:p>
          </table:table-cell>
          <table:table-cell table:style-name="ce55" table:formula="of:=IF(ISERROR(([.G107]-[.G104])/[.G104]*100);0;([.G107]-[.G104])/[.G104]*100)" office:value-type="float" office:value="6.50684931506849" calcext:value-type="float">
            <text:p>6.51</text:p>
          </table:table-cell>
          <table:table-cell table:style-name="ce55" table:formula="of:=IF(ISERROR(([.H107]-[.H104])/[.H104]*100);0;([.H107]-[.H104])/[.H104]*100)" office:value-type="float" office:value="15.1785714285714" calcext:value-type="float">
            <text:p>15.18</text:p>
          </table:table-cell>
          <table:table-cell table:style-name="ce55" table:formula="of:=IF(ISERROR(([.I107]-[.I104])/[.I104]*100);0;([.I107]-[.I104])/[.I104]*100)" office:value-type="float" office:value="37.5" calcext:value-type="float">
            <text:p>37.50</text:p>
          </table:table-cell>
          <table:table-cell table:style-name="ce55" table:formula="of:=IF(ISERROR(([.J107]-[.J104])/[.J104]*100);0;([.J107]-[.J104])/[.J104]*100)" office:value-type="float" office:value="3.76647834274953" calcext:value-type="float">
            <text:p>3.77</text:p>
          </table:table-cell>
          <table:table-cell table:style-name="ce55" table:formula="of:=IF(ISERROR(([.K107]-[.K104])/[.K104]*100);0;([.K107]-[.K104])/[.K104]*100)" office:value-type="float" office:value="-13.2352941176471" calcext:value-type="float">
            <text:p><text:s text:c="3"/>－13.24</text:p>
          </table:table-cell>
          <table:table-cell table:style-name="ce55" table:formula="of:=IF(ISERROR(([.L107]-[.L104])/[.L104]*100);0;([.L107]-[.L104])/[.L104]*100)" office:value-type="float" office:value="24.9778368794326" calcext:value-type="float">
            <text:p>24.98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8]-[.C105])/[.C105]*100);0;([.C108]-[.C105])/[.C105]*100)" office:value-type="float" office:value="23.2465122232177" calcext:value-type="float">
            <text:p>23.25</text:p>
          </table:table-cell>
          <table:table-cell table:style-name="ce53" table:formula="of:=IF(ISERROR(([.D108]-[.D105])/[.D105]*100);0;([.D108]-[.D105])/[.D105]*100)" office:value-type="float" office:value="24.1370477105347" calcext:value-type="float">
            <text:p>24.14</text:p>
          </table:table-cell>
          <table:table-cell table:style-name="ce53" table:formula="of:=IF(ISERROR(([.E108]-[.E105])/[.E105]*100);0;([.E108]-[.E105])/[.E105]*100)" office:value-type="float" office:value="17.8687258687259" calcext:value-type="float">
            <text:p>17.87</text:p>
          </table:table-cell>
          <table:table-cell table:style-name="ce53" table:formula="of:=IF(ISERROR(([.F108]-[.F105])/[.F105]*100);0;([.F108]-[.F105])/[.F105]*100)" office:value-type="float" office:value="15.5249967870454" calcext:value-type="float">
            <text:p>15.52</text:p>
          </table:table-cell>
          <table:table-cell table:style-name="ce53" table:formula="of:=IF(ISERROR(([.G108]-[.G105])/[.G105]*100);0;([.G108]-[.G105])/[.G105]*100)" office:value-type="float" office:value="2.54777070063694" calcext:value-type="float">
            <text:p>2.55</text:p>
          </table:table-cell>
          <table:table-cell table:style-name="ce53" table:formula="of:=IF(ISERROR(([.H108]-[.H105])/[.H105]*100);0;([.H108]-[.H105])/[.H105]*100)" office:value-type="float" office:value="31.9148936170213" calcext:value-type="float">
            <text:p>31.91</text:p>
          </table:table-cell>
          <table:table-cell table:style-name="ce53" table:formula="of:=IF(ISERROR(([.I108]-[.I105])/[.I105]*100);0;([.I108]-[.I105])/[.I105]*100)" office:value-type="float" office:value="51.7241379310345" calcext:value-type="float">
            <text:p>51.72</text:p>
          </table:table-cell>
          <table:table-cell table:style-name="ce53" table:formula="of:=IF(ISERROR(([.J108]-[.J105])/[.J105]*100);0;([.J108]-[.J105])/[.J105]*100)" office:value-type="float" office:value="-3.76712328767123" calcext:value-type="float">
            <text:p><text:s text:c="3"/>－3.77</text:p>
          </table:table-cell>
          <table:table-cell table:style-name="ce53" table:formula="of:=IF(ISERROR(([.K108]-[.K105])/[.K105]*100);0;([.K108]-[.K105])/[.K105]*100)" office:value-type="float" office:value="-31.25" calcext:value-type="float">
            <text:p><text:s text:c="3"/>－31.25</text:p>
          </table:table-cell>
          <table:table-cell table:style-name="ce53" table:formula="of:=IF(ISERROR(([.L108]-[.L105])/[.L105]*100);0;([.L108]-[.L105])/[.L105]*100)" office:value-type="float" office:value="28.3771929824561" calcext:value-type="float">
            <text:p>28.38</text:p>
          </table:table-cell>
          <table:table-cell table:style-name="ce53" table:formula="of:=IF(ISERROR(([.M108]-[.M105])/[.M105]*100);0;([.M108]-[.M105])/[.M105]*100)" office:value-type="float" office:value="11.9567394352093" calcext:value-type="float">
            <text:p>11.96</text:p>
          </table:table-cell>
          <table:table-cell table:style-name="ce86" table:formula="of:=IF(ISERROR(([.N108]-[.N105])/[.N105]*100);0;([.N108]-[.N105])/[.N105]*100)" office:value-type="float" office:value="27.132667617689" calcext:value-type="float">
            <text:p>27.13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9]-[.C106])/[.C106]*100);0;([.C109]-[.C106])/[.C106]*100)" office:value-type="float" office:value="22.9084573113524" calcext:value-type="float">
            <text:p>22.91</text:p>
          </table:table-cell>
          <table:table-cell table:style-name="ce54" table:formula="of:=IF(ISERROR(([.D109]-[.D106])/[.D106]*100);0;([.D109]-[.D106])/[.D106]*100)" office:value-type="float" office:value="23.1000752445448" calcext:value-type="float">
            <text:p>23.10</text:p>
          </table:table-cell>
          <table:table-cell table:style-name="ce54" table:formula="of:=IF(ISERROR(([.E109]-[.E106])/[.E106]*100);0;([.E109]-[.E106])/[.E106]*100)" office:value-type="float" office:value="15.161076054467" calcext:value-type="float">
            <text:p>15.16</text:p>
          </table:table-cell>
          <table:table-cell table:style-name="ce54" table:formula="of:=IF(ISERROR(([.F109]-[.F106])/[.F106]*100);0;([.F109]-[.F106])/[.F106]*100)" office:value-type="float" office:value="10.9675103213068" calcext:value-type="float">
            <text:p>10.97</text:p>
          </table:table-cell>
          <table:table-cell table:style-name="ce54" table:formula="of:=IF(ISERROR(([.G109]-[.G106])/[.G106]*100);0;([.G109]-[.G106])/[.G106]*100)" office:value-type="float" office:value="11.1111111111111" calcext:value-type="float">
            <text:p>11.11</text:p>
          </table:table-cell>
          <table:table-cell table:style-name="ce54" table:formula="of:=IF(ISERROR(([.H109]-[.H106])/[.H106]*100);0;([.H109]-[.H106])/[.H106]*100)" office:value-type="float" office:value="3.07692307692308" calcext:value-type="float">
            <text:p>3.08</text:p>
          </table:table-cell>
          <table:table-cell table:style-name="ce54" table:formula="of:=IF(ISERROR(([.I109]-[.I106])/[.I106]*100);0;([.I109]-[.I106])/[.I106]*100)" office:value-type="float" office:value="22.2222222222222" calcext:value-type="float">
            <text:p>22.22</text:p>
          </table:table-cell>
          <table:table-cell table:style-name="ce54" table:formula="of:=IF(ISERROR(([.J109]-[.J106])/[.J106]*100);0;([.J109]-[.J106])/[.J106]*100)" office:value-type="float" office:value="12.9707112970711" calcext:value-type="float">
            <text:p>12.97</text:p>
          </table:table-cell>
          <table:table-cell table:style-name="ce54" table:formula="of:=IF(ISERROR(([.K109]-[.K106])/[.K106]*100);0;([.K109]-[.K106])/[.K106]*100)" office:value-type="float" office:value="30" calcext:value-type="float">
            <text:p>30.00</text:p>
          </table:table-cell>
          <table:table-cell table:style-name="ce54" table:formula="of:=IF(ISERROR(([.L109]-[.L106])/[.L106]*100);0;([.L109]-[.L106])/[.L106]*100)" office:value-type="float" office:value="21.505376344086" calcext:value-type="float">
            <text:p>21.51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8年4月3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8 年 3 月 份" calcext:value-type="string" table:number-columns-spanned="5" table:number-rows-spanned="1">
            <text:p><text:s/>中 華 民 國 108 年 3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84368" calcext:value-type="float">
            <text:p><text:s text:c="3"/>84,368</text:p>
          </table:table-cell>
          <table:table-cell table:style-name="ce43" office:value-type="float" office:value="84576" calcext:value-type="float">
            <text:p><text:s text:c="3"/>84,576</text:p>
          </table:table-cell>
          <table:table-cell table:style-name="ce43" office:value-type="float" office:value="14567" calcext:value-type="float">
            <text:p><text:s text:c="3"/>14,567</text:p>
          </table:table-cell>
          <table:table-cell table:style-name="ce43" office:value-type="float" office:value="15171" calcext:value-type="float">
            <text:p><text:s text:c="3"/>15,171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59" calcext:value-type="float">
            <text:p><text:s text:c="3"/>59</text:p>
          </table:table-cell>
          <table:table-cell table:style-name="ce43" office:value-type="float" office:value="5639" calcext:value-type="float">
            <text:p><text:s text:c="3"/>5,639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38517" calcext:value-type="float">
            <text:p><text:s text:c="3"/>38,517</text:p>
          </table:table-cell>
          <table:table-cell table:style-name="ce43" office:value-type="float" office:value="38768" calcext:value-type="float">
            <text:p><text:s text:c="3"/>38,768</text:p>
          </table:table-cell>
          <table:table-cell table:style-name="ce43" office:value-type="float" office:value="7632" calcext:value-type="float">
            <text:p><text:s text:c="3"/>7,632</text:p>
          </table:table-cell>
          <table:table-cell table:style-name="ce43" office:value-type="float" office:value="8989" calcext:value-type="float">
            <text:p><text:s text:c="3"/>8,989</text:p>
          </table:table-cell>
          <table:table-cell table:style-name="ce43" office:value-type="float" office:value="161" calcext:value-type="float">
            <text:p><text:s text:c="3"/>161</text:p>
          </table:table-cell>
          <table:table-cell table:style-name="ce43" office:value-type="float" office:value="62" calcext:value-type="float">
            <text:p><text:s text:c="3"/>62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81" calcext:value-type="float">
            <text:p><text:s text:c="3"/>281</text:p>
          </table:table-cell>
          <table:table-cell table:style-name="ce43" office:value-type="float" office:value="33" calcext:value-type="float">
            <text:p><text:s text:c="3"/>33</text:p>
          </table:table-cell>
          <table:table-cell table:style-name="ce43" office:value-type="float" office:value="2927" calcext:value-type="float">
            <text:p><text:s text:c="3"/>2,927</text:p>
          </table:table-cell>
          <table:table-cell table:style-name="ce43" office:value-type="float" office:value="11180" calcext:value-type="float">
            <text:p><text:s text:c="3"/>11,180</text:p>
          </table:table-cell>
          <table:table-cell table:style-name="ce57" office:value-type="float" office:value="4456" calcext:value-type="float">
            <text:p><text:s text:c="3"/>4,456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45851" calcext:value-type="float">
            <text:p><text:s text:c="3"/>45,851</text:p>
          </table:table-cell>
          <table:table-cell table:style-name="ce44" office:value-type="float" office:value="45808" calcext:value-type="float">
            <text:p><text:s text:c="3"/>45,808</text:p>
          </table:table-cell>
          <table:table-cell table:style-name="ce44" office:value-type="float" office:value="6935" calcext:value-type="float">
            <text:p><text:s text:c="3"/>6,935</text:p>
          </table:table-cell>
          <table:table-cell table:style-name="ce44" office:value-type="float" office:value="6182" calcext:value-type="float">
            <text:p><text:s text:c="3"/>6,182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44" office:value-type="float" office:value="270" calcext:value-type="float">
            <text:p><text:s text:c="3"/>270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style-name="ce44" office:value-type="float" office:value="2712" calcext:value-type="float">
            <text:p><text:s text:c="3"/>2,712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4684" calcext:value-type="float">
            <text:p><text:s text:c="3"/>14,684</text:p>
          </table:table-cell>
          <table:table-cell table:style-name="ce57" office:value-type="float" office:value="14384" calcext:value-type="float">
            <text:p><text:s text:c="3"/>14,384</text:p>
          </table:table-cell>
          <table:table-cell table:style-name="ce57" office:value-type="float" office:value="2358" calcext:value-type="float">
            <text:p><text:s text:c="3"/>2,358</text:p>
          </table:table-cell>
          <table:table-cell table:style-name="ce57" office:value-type="float" office:value="2133" calcext:value-type="float">
            <text:p><text:s text:c="3"/>2,133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93" calcext:value-type="float">
            <text:p><text:s text:c="3"/>89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6749" calcext:value-type="float">
            <text:p><text:s text:c="3"/>6,749</text:p>
          </table:table-cell>
          <table:table-cell table:style-name="ce57" office:value-type="float" office:value="6543" calcext:value-type="float">
            <text:p><text:s text:c="3"/>6,543</text:p>
          </table:table-cell>
          <table:table-cell table:style-name="ce57" office:value-type="float" office:value="1215" calcext:value-type="float">
            <text:p><text:s text:c="3"/>1,215</text:p>
          </table:table-cell>
          <table:table-cell table:style-name="ce57" office:value-type="float" office:value="1272" calcext:value-type="float">
            <text:p><text:s text:c="3"/>1,272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56" calcext:value-type="float">
            <text:p><text:s text:c="3"/>456</text:p>
          </table:table-cell>
          <table:table-cell table:style-name="ce57" office:value-type="float" office:value="1938" calcext:value-type="float">
            <text:p><text:s text:c="3"/>1,938</text:p>
          </table:table-cell>
          <table:table-cell table:style-name="ce57" office:value-type="float" office:value="757" calcext:value-type="float">
            <text:p><text:s text:c="3"/>757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7935" calcext:value-type="float">
            <text:p><text:s text:c="3"/>7,935</text:p>
          </table:table-cell>
          <table:table-cell table:style-name="ce57" office:value-type="float" office:value="7841" calcext:value-type="float">
            <text:p><text:s text:c="3"/>7,841</text:p>
          </table:table-cell>
          <table:table-cell table:style-name="ce57" office:value-type="float" office:value="1143" calcext:value-type="float">
            <text:p><text:s text:c="3"/>1,143</text:p>
          </table:table-cell>
          <table:table-cell table:style-name="ce57" office:value-type="float" office:value="861" calcext:value-type="float">
            <text:p><text:s text:c="3"/>861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37" calcext:value-type="float">
            <text:p><text:s text:c="3"/>437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873" calcext:value-type="float">
            <text:p><text:s text:c="3"/>10,873</text:p>
          </table:table-cell>
          <table:table-cell table:style-name="ce67" office:value-type="float" office:value="12537" calcext:value-type="float">
            <text:p><text:s text:c="3"/>12,537</text:p>
          </table:table-cell>
          <table:table-cell table:style-name="ce67" office:value-type="float" office:value="1732" calcext:value-type="float">
            <text:p><text:s text:c="3"/>1,732</text:p>
          </table:table-cell>
          <table:table-cell table:style-name="ce67" office:value-type="float" office:value="1626" calcext:value-type="float">
            <text:p><text:s text:c="3"/>1,626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61" calcext:value-type="float">
            <text:p><text:s text:c="3"/>6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34" office:value-type="float" office:value="482" calcext:value-type="float">
            <text:p><text:s text:c="3"/>482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868" calcext:value-type="float">
            <text:p><text:s text:c="3"/>4,868</text:p>
          </table:table-cell>
          <table:table-cell table:style-name="ce57" office:value-type="float" office:value="5861" calcext:value-type="float">
            <text:p><text:s text:c="3"/>5,861</text:p>
          </table:table-cell>
          <table:table-cell table:style-name="ce57" office:value-type="float" office:value="872" calcext:value-type="float">
            <text:p><text:s text:c="3"/>872</text:p>
          </table:table-cell>
          <table:table-cell table:style-name="ce57" office:value-type="float" office:value="927" calcext:value-type="float">
            <text:p><text:s text:c="3"/>927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1267" calcext:value-type="float">
            <text:p><text:s text:c="3"/>1,267</text:p>
          </table:table-cell>
          <table:table-cell table:style-name="ce57" office:value-type="float" office:value="461" calcext:value-type="float">
            <text:p><text:s text:c="3"/>46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6005" calcext:value-type="float">
            <text:p><text:s text:c="3"/>6,005</text:p>
          </table:table-cell>
          <table:table-cell table:style-name="ce57" office:value-type="float" office:value="6676" calcext:value-type="float">
            <text:p><text:s text:c="3"/>6,676</text:p>
          </table:table-cell>
          <table:table-cell table:style-name="ce57" office:value-type="float" office:value="860" calcext:value-type="float">
            <text:p><text:s text:c="3"/>860</text:p>
          </table:table-cell>
          <table:table-cell table:style-name="ce57" office:value-type="float" office:value="699" calcext:value-type="float">
            <text:p><text:s text:c="3"/>699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8954" calcext:value-type="float">
            <text:p><text:s text:c="3"/>8,954</text:p>
          </table:table-cell>
          <table:table-cell table:style-name="ce67" office:value-type="float" office:value="7200" calcext:value-type="float">
            <text:p><text:s text:c="3"/>7,200</text:p>
          </table:table-cell>
          <table:table-cell table:style-name="ce67" office:value-type="float" office:value="1898" calcext:value-type="float">
            <text:p><text:s text:c="3"/>1,898</text:p>
          </table:table-cell>
          <table:table-cell table:style-name="ce67" office:value-type="float" office:value="1155" calcext:value-type="float">
            <text:p><text:s text:c="3"/>1,155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668" calcext:value-type="float">
            <text:p><text:s text:c="3"/>66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150" calcext:value-type="float">
            <text:p><text:s text:c="3"/>4,150</text:p>
          </table:table-cell>
          <table:table-cell table:style-name="ce57" office:value-type="float" office:value="3378" calcext:value-type="float">
            <text:p><text:s text:c="3"/>3,378</text:p>
          </table:table-cell>
          <table:table-cell table:style-name="ce57" office:value-type="float" office:value="1009" calcext:value-type="float">
            <text:p><text:s text:c="3"/>1,009</text:p>
          </table:table-cell>
          <table:table-cell table:style-name="ce57" office:value-type="float" office:value="736" calcext:value-type="float">
            <text:p><text:s text:c="3"/>7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number-columns-repeated="2" table:style-name="ce57" office:value-type="float" office:value="5" calcext:value-type="float">
            <text:p><text:s text:c="3"/>5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46" calcext:value-type="float">
            <text:p><text:s text:c="3"/>346</text:p>
          </table:table-cell>
          <table:table-cell table:style-name="ce57" office:value-type="float" office:value="1134" calcext:value-type="float">
            <text:p><text:s text:c="3"/>1,134</text:p>
          </table:table-cell>
          <table:table-cell table:style-name="ce57" office:value-type="float" office:value="490" calcext:value-type="float">
            <text:p><text:s text:c="3"/>49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4804" calcext:value-type="float">
            <text:p><text:s text:c="3"/>4,804</text:p>
          </table:table-cell>
          <table:table-cell table:style-name="ce57" office:value-type="float" office:value="3822" calcext:value-type="float">
            <text:p><text:s text:c="3"/>3,822</text:p>
          </table:table-cell>
          <table:table-cell table:style-name="ce57" office:value-type="float" office:value="889" calcext:value-type="float">
            <text:p><text:s text:c="3"/>889</text:p>
          </table:table-cell>
          <table:table-cell table:style-name="ce57" office:value-type="float" office:value="419" calcext:value-type="float">
            <text:p><text:s text:c="3"/>41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22" calcext:value-type="float">
            <text:p><text:s text:c="3"/>322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684" calcext:value-type="float">
            <text:p><text:s text:c="3"/>10,684</text:p>
          </table:table-cell>
          <table:table-cell table:style-name="ce67" office:value-type="float" office:value="10051" calcext:value-type="float">
            <text:p><text:s text:c="3"/>10,051</text:p>
          </table:table-cell>
          <table:table-cell table:style-name="ce67" office:value-type="float" office:value="1772" calcext:value-type="float">
            <text:p><text:s text:c="3"/>1,772</text:p>
          </table:table-cell>
          <table:table-cell table:style-name="ce67" office:value-type="float" office:value="1511" calcext:value-type="float">
            <text:p><text:s text:c="3"/>1,511</text:p>
          </table:table-cell>
          <table:table-cell table:style-name="ce67" office:value-type="float" office:value="34" calcext:value-type="float">
            <text:p><text:s text:c="3"/>34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71" calcext:value-type="float">
            <text:p><text:s text:c="3"/>7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710" calcext:value-type="float">
            <text:p><text:s text:c="3"/>710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833" calcext:value-type="float">
            <text:p><text:s text:c="3"/>4,833</text:p>
          </table:table-cell>
          <table:table-cell table:style-name="ce57" office:value-type="float" office:value="4586" calcext:value-type="float">
            <text:p><text:s text:c="3"/>4,586</text:p>
          </table:table-cell>
          <table:table-cell table:style-name="ce57" office:value-type="float" office:value="890" calcext:value-type="float">
            <text:p><text:s text:c="3"/>890</text:p>
          </table:table-cell>
          <table:table-cell table:style-name="ce57" office:value-type="float" office:value="887" calcext:value-type="float">
            <text:p><text:s text:c="3"/>887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60" calcext:value-type="float">
            <text:p><text:s text:c="3"/>360</text:p>
          </table:table-cell>
          <table:table-cell table:style-name="ce57" office:value-type="float" office:value="1348" calcext:value-type="float">
            <text:p><text:s text:c="3"/>1,348</text:p>
          </table:table-cell>
          <table:table-cell table:style-name="ce57" office:value-type="float" office:value="568" calcext:value-type="float">
            <text:p><text:s text:c="3"/>56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5851" calcext:value-type="float">
            <text:p><text:s text:c="3"/>5,851</text:p>
          </table:table-cell>
          <table:table-cell table:style-name="ce57" office:value-type="float" office:value="5465" calcext:value-type="float">
            <text:p><text:s text:c="3"/>5,465</text:p>
          </table:table-cell>
          <table:table-cell table:style-name="ce57" office:value-type="float" office:value="882" calcext:value-type="float">
            <text:p><text:s text:c="3"/>882</text:p>
          </table:table-cell>
          <table:table-cell table:style-name="ce57" office:value-type="float" office:value="624" calcext:value-type="float">
            <text:p><text:s text:c="3"/>62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6707" calcext:value-type="float">
            <text:p><text:s text:c="3"/>6,707</text:p>
          </table:table-cell>
          <table:table-cell table:style-name="ce67" office:value-type="float" office:value="6583" calcext:value-type="float">
            <text:p><text:s text:c="3"/>6,583</text:p>
          </table:table-cell>
          <table:table-cell table:style-name="ce67" office:value-type="float" office:value="1046" calcext:value-type="float">
            <text:p><text:s text:c="3"/>1,046</text:p>
          </table:table-cell>
          <table:table-cell table:style-name="ce67" office:value-type="float" office:value="1262" calcext:value-type="float">
            <text:p><text:s text:c="3"/>1,262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401" calcext:value-type="float">
            <text:p><text:s text:c="3"/>401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3057" calcext:value-type="float">
            <text:p><text:s text:c="3"/>3,057</text:p>
          </table:table-cell>
          <table:table-cell table:style-name="ce57" office:value-type="float" office:value="2997" calcext:value-type="float">
            <text:p><text:s text:c="3"/>2,997</text:p>
          </table:table-cell>
          <table:table-cell table:style-name="ce57" office:value-type="float" office:value="560" calcext:value-type="float">
            <text:p><text:s text:c="3"/>560</text:p>
          </table:table-cell>
          <table:table-cell table:style-name="ce57" office:value-type="float" office:value="726" calcext:value-type="float">
            <text:p><text:s text:c="3"/>726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87" calcext:value-type="float">
            <text:p><text:s text:c="3"/>187</text:p>
          </table:table-cell>
          <table:table-cell table:style-name="ce57" office:value-type="float" office:value="908" calcext:value-type="float">
            <text:p><text:s text:c="3"/>908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3650" calcext:value-type="float">
            <text:p><text:s text:c="3"/>3,650</text:p>
          </table:table-cell>
          <table:table-cell table:style-name="ce66" office:value-type="float" office:value="3586" calcext:value-type="float">
            <text:p><text:s text:c="3"/>3,586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536" calcext:value-type="float">
            <text:p><text:s text:c="3"/>536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14" calcext:value-type="float">
            <text:p><text:s text:c="3"/>214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486" calcext:value-type="float">
            <text:p><text:s text:c="3"/>10,486</text:p>
          </table:table-cell>
          <table:table-cell table:style-name="ce67" office:value-type="float" office:value="10452" calcext:value-type="float">
            <text:p><text:s text:c="3"/>10,452</text:p>
          </table:table-cell>
          <table:table-cell table:style-name="ce67" office:value-type="float" office:value="1526" calcext:value-type="float">
            <text:p><text:s text:c="3"/>1,526</text:p>
          </table:table-cell>
          <table:table-cell table:style-name="ce67" office:value-type="float" office:value="1885" calcext:value-type="float">
            <text:p><text:s text:c="3"/>1,885</text:p>
          </table:table-cell>
          <table:table-cell table:style-name="ce67" office:value-type="float" office:value="34" calcext:value-type="float">
            <text:p><text:s text:c="3"/>34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55" calcext:value-type="float">
            <text:p><text:s text:c="3"/>655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764" calcext:value-type="float">
            <text:p><text:s text:c="3"/>4,764</text:p>
          </table:table-cell>
          <table:table-cell table:style-name="ce57" office:value-type="float" office:value="4701" calcext:value-type="float">
            <text:p><text:s text:c="3"/>4,701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122" calcext:value-type="float">
            <text:p><text:s text:c="3"/>1,122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47" calcext:value-type="float">
            <text:p><text:s text:c="3"/>347</text:p>
          </table:table-cell>
          <table:table-cell table:style-name="ce57" office:value-type="float" office:value="1316" calcext:value-type="float">
            <text:p><text:s text:c="3"/>1,316</text:p>
          </table:table-cell>
          <table:table-cell table:style-name="ce57" office:value-type="float" office:value="502" calcext:value-type="float">
            <text:p><text:s text:c="3"/>50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5751" calcext:value-type="float">
            <text:p><text:s text:c="3"/>5,751</text:p>
          </table:table-cell>
          <table:table-cell table:style-name="ce66" office:value-type="float" office:value="723" calcext:value-type="float">
            <text:p><text:s text:c="3"/>723</text:p>
          </table:table-cell>
          <table:table-cell table:style-name="ce66" office:value-type="float" office:value="763" calcext:value-type="float">
            <text:p><text:s text:c="3"/>763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20" calcext:value-type="float">
            <text:p><text:s text:c="3"/>20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08" calcext:value-type="float">
            <text:p><text:s text:c="3"/>308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21280" calcext:value-type="float">
            <text:p><text:s text:c="3"/>21,280</text:p>
          </table:table-cell>
          <table:table-cell table:style-name="ce67" office:value-type="float" office:value="22591" calcext:value-type="float">
            <text:p><text:s text:c="3"/>22,591</text:p>
          </table:table-cell>
          <table:table-cell table:style-name="ce67" office:value-type="float" office:value="4130" calcext:value-type="float">
            <text:p><text:s text:c="3"/>4,130</text:p>
          </table:table-cell>
          <table:table-cell table:style-name="ce67" office:value-type="float" office:value="5513" calcext:value-type="float">
            <text:p><text:s text:c="3"/>5,513</text:p>
          </table:table-cell>
          <table:table-cell table:style-name="ce67" office:value-type="float" office:value="86" calcext:value-type="float">
            <text:p><text:s text:c="3"/>86</text:p>
          </table:table-cell>
          <table:table-cell table:style-name="ce67" office:value-type="float" office:value="38" calcext:value-type="float">
            <text:p><text:s text:c="3"/>38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224" calcext:value-type="float">
            <text:p><text:s text:c="3"/>224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1802" calcext:value-type="float">
            <text:p><text:s text:c="3"/>1,80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9723" calcext:value-type="float">
            <text:p><text:s text:c="3"/>9,723</text:p>
          </table:table-cell>
          <table:table-cell table:style-name="ce105" office:value-type="float" office:value="10310" calcext:value-type="float">
            <text:p><text:s text:c="3"/>10,310</text:p>
          </table:table-cell>
          <table:table-cell table:style-name="ce105" office:value-type="float" office:value="2226" calcext:value-type="float">
            <text:p><text:s text:c="3"/>2,226</text:p>
          </table:table-cell>
          <table:table-cell table:style-name="ce105" office:value-type="float" office:value="3268" calcext:value-type="float">
            <text:p><text:s text:c="3"/>3,268</text:p>
          </table:table-cell>
          <table:table-cell table:style-name="ce105" office:value-type="float" office:value="46" calcext:value-type="float">
            <text:p><text:s text:c="3"/>46</text:p>
          </table:table-cell>
          <table:table-cell table:number-columns-repeated="2" table:style-name="ce105" office:value-type="float" office:value="17" calcext:value-type="float">
            <text:p><text:s text:c="3"/>17</text:p>
          </table:table-cell>
          <table:table-cell table:style-name="ce105" office:value-type="float" office:value="109" calcext:value-type="float">
            <text:p><text:s text:c="3"/>109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972" calcext:value-type="float">
            <text:p><text:s text:c="3"/>972</text:p>
          </table:table-cell>
          <table:table-cell table:style-name="ce105" office:value-type="float" office:value="3197" calcext:value-type="float">
            <text:p><text:s text:c="3"/>3,197</text:p>
          </table:table-cell>
          <table:table-cell table:style-name="ce114" office:value-type="float" office:value="1322" calcext:value-type="float">
            <text:p><text:s text:c="3"/>1,32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11557" calcext:value-type="float">
            <text:p><text:s text:c="3"/>11,557</text:p>
          </table:table-cell>
          <table:table-cell table:style-name="ce106" office:value-type="float" office:value="12281" calcext:value-type="float">
            <text:p><text:s text:c="3"/>12,281</text:p>
          </table:table-cell>
          <table:table-cell table:style-name="ce106" office:value-type="float" office:value="1904" calcext:value-type="float">
            <text:p><text:s text:c="3"/>1,904</text:p>
          </table:table-cell>
          <table:table-cell table:style-name="ce106" office:value-type="float" office:value="2245" calcext:value-type="float">
            <text:p><text:s text:c="3"/>2,245</text:p>
          </table:table-cell>
          <table:table-cell table:style-name="ce106" office:value-type="float" office:value="40" calcext:value-type="float">
            <text:p><text:s text:c="3"/>40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15" calcext:value-type="float">
            <text:p><text:s text:c="3"/>115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830" calcext:value-type="float">
            <text:p><text:s text:c="3"/>83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445" calcext:value-type="float">
            <text:p><text:s text:c="3"/>1,445</text:p>
          </table:table-cell>
          <table:table-cell table:style-name="ce107" office:value-type="float" office:value="1495" calcext:value-type="float">
            <text:p><text:s text:c="3"/>1,495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style-name="ce107" office:value-type="float" office:value="341" calcext:value-type="float">
            <text:p><text:s text:c="3"/>341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04" calcext:value-type="float">
            <text:p><text:s text:c="3"/>10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50" calcext:value-type="float">
            <text:p><text:s text:c="3"/>650</text:p>
          </table:table-cell>
          <table:table-cell table:style-name="ce68" office:value-type="float" office:value="678" calcext:value-type="float">
            <text:p><text:s text:c="3"/>678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199" calcext:value-type="float">
            <text:p><text:s text:c="3"/>19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95" calcext:value-type="float">
            <text:p><text:s text:c="3"/>795</text:p>
          </table:table-cell>
          <table:table-cell table:style-name="ce108" office:value-type="float" office:value="817" calcext:value-type="float">
            <text:p><text:s text:c="3"/>817</text:p>
          </table:table-cell>
          <table:table-cell table:style-name="ce108" office:value-type="float" office:value="111" calcext:value-type="float">
            <text:p><text:s text:c="3"/>111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056" calcext:value-type="float">
            <text:p><text:s text:c="3"/>2,056</text:p>
          </table:table-cell>
          <table:table-cell table:style-name="ce107" office:value-type="float" office:value="1733" calcext:value-type="float">
            <text:p><text:s text:c="3"/>1,733</text:p>
          </table:table-cell>
          <table:table-cell table:style-name="ce107" office:value-type="float" office:value="388" calcext:value-type="float">
            <text:p><text:s text:c="3"/>388</text:p>
          </table:table-cell>
          <table:table-cell table:style-name="ce107" office:value-type="float" office:value="332" calcext:value-type="float">
            <text:p><text:s text:c="3"/>332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38" calcext:value-type="float">
            <text:p><text:s text:c="3"/>13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66" calcext:value-type="float">
            <text:p><text:s text:c="3"/>966</text:p>
          </table:table-cell>
          <table:table-cell table:style-name="ce68" office:value-type="float" office:value="784" calcext:value-type="float">
            <text:p><text:s text:c="3"/>784</text:p>
          </table:table-cell>
          <table:table-cell table:style-name="ce68" office:value-type="float" office:value="202" calcext:value-type="float">
            <text:p><text:s text:c="3"/>202</text:p>
          </table:table-cell>
          <table:table-cell table:style-name="ce68" office:value-type="float" office:value="201" calcext:value-type="float">
            <text:p><text:s text:c="3"/>201</text:p>
          </table:table-cell>
          <table:table-cell table:style-name="ce68" office:value-type="float" office:value="6" calcext:value-type="float">
            <text:p><text:s text:c="3"/>6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70" calcext:value-type="float">
            <text:p><text:s text:c="3"/>270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90" calcext:value-type="float">
            <text:p><text:s text:c="3"/>1,090</text:p>
          </table:table-cell>
          <table:table-cell table:style-name="ce108" office:value-type="float" office:value="949" calcext:value-type="float">
            <text:p><text:s text:c="3"/>949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61" calcext:value-type="float">
            <text:p><text:s text:c="3"/>1,361</text:p>
          </table:table-cell>
          <table:table-cell table:style-name="ce107" office:value-type="float" office:value="1646" calcext:value-type="float">
            <text:p><text:s text:c="3"/>1,646</text:p>
          </table:table-cell>
          <table:table-cell table:style-name="ce107" office:value-type="float" office:value="260" calcext:value-type="float">
            <text:p><text:s text:c="3"/>260</text:p>
          </table:table-cell>
          <table:table-cell table:style-name="ce107" office:value-type="float" office:value="407" calcext:value-type="float">
            <text:p><text:s text:c="3"/>407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6" calcext:value-type="float">
            <text:p><text:s text:c="3"/>12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08" calcext:value-type="float">
            <text:p><text:s text:c="3"/>608</text:p>
          </table:table-cell>
          <table:table-cell table:style-name="ce68" office:value-type="float" office:value="714" calcext:value-type="float">
            <text:p><text:s text:c="3"/>714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250" calcext:value-type="float">
            <text:p><text:s text:c="3"/>250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53" calcext:value-type="float">
            <text:p><text:s text:c="3"/>753</text:p>
          </table:table-cell>
          <table:table-cell table:style-name="ce108" office:value-type="float" office:value="932" calcext:value-type="float">
            <text:p><text:s text:c="3"/>932</text:p>
          </table:table-cell>
          <table:table-cell table:style-name="ce108" office:value-type="float" office:value="122" calcext:value-type="float">
            <text:p><text:s text:c="3"/>122</text:p>
          </table:table-cell>
          <table:table-cell table:style-name="ce108" office:value-type="float" office:value="157" calcext:value-type="float">
            <text:p><text:s text:c="3"/>157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002" calcext:value-type="float">
            <text:p><text:s text:c="3"/>3,002</text:p>
          </table:table-cell>
          <table:table-cell table:style-name="ce107" office:value-type="float" office:value="3595" calcext:value-type="float">
            <text:p><text:s text:c="3"/>3,595</text:p>
          </table:table-cell>
          <table:table-cell table:style-name="ce107" office:value-type="float" office:value="1016" calcext:value-type="float">
            <text:p><text:s text:c="3"/>1,016</text:p>
          </table:table-cell>
          <table:table-cell table:style-name="ce107" office:value-type="float" office:value="900" calcext:value-type="float">
            <text:p><text:s text:c="3"/>900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32" calcext:value-type="float">
            <text:p><text:s text:c="3"/>3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17" calcext:value-type="float">
            <text:p><text:s text:c="3"/>31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324" calcext:value-type="float">
            <text:p><text:s text:c="3"/>1,324</text:p>
          </table:table-cell>
          <table:table-cell table:style-name="ce68" office:value-type="float" office:value="1649" calcext:value-type="float">
            <text:p><text:s text:c="3"/>1,649</text:p>
          </table:table-cell>
          <table:table-cell table:style-name="ce68" office:value-type="float" office:value="561" calcext:value-type="float">
            <text:p><text:s text:c="3"/>561</text:p>
          </table:table-cell>
          <table:table-cell table:style-name="ce68" office:value-type="float" office:value="510" calcext:value-type="float">
            <text:p><text:s text:c="3"/>510</text:p>
          </table:table-cell>
          <table:table-cell table:style-name="ce68" office:value-type="float" office:value="9" calcext:value-type="float">
            <text:p><text:s text:c="3"/>9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73" calcext:value-type="float">
            <text:p><text:s text:c="3"/>173</text:p>
          </table:table-cell>
          <table:table-cell table:style-name="ce68" office:value-type="float" office:value="527" calcext:value-type="float">
            <text:p><text:s text:c="3"/>527</text:p>
          </table:table-cell>
          <table:table-cell table:style-name="ce68" office:value-type="float" office:value="208" calcext:value-type="float">
            <text:p><text:s text:c="3"/>20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678" calcext:value-type="float">
            <text:p><text:s text:c="3"/>1,678</text:p>
          </table:table-cell>
          <table:table-cell table:style-name="ce108" office:value-type="float" office:value="1946" calcext:value-type="float">
            <text:p><text:s text:c="3"/>1,946</text:p>
          </table:table-cell>
          <table:table-cell table:style-name="ce108" office:value-type="float" office:value="455" calcext:value-type="float">
            <text:p><text:s text:c="3"/>455</text:p>
          </table:table-cell>
          <table:table-cell table:style-name="ce108" office:value-type="float" office:value="390" calcext:value-type="float">
            <text:p><text:s text:c="3"/>39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44" calcext:value-type="float">
            <text:p><text:s text:c="3"/>14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83" calcext:value-type="float">
            <text:p><text:s text:c="3"/>1,283</text:p>
          </table:table-cell>
          <table:table-cell table:style-name="ce107" office:value-type="float" office:value="1396" calcext:value-type="float">
            <text:p><text:s text:c="3"/>1,396</text:p>
          </table:table-cell>
          <table:table-cell table:style-name="ce107" office:value-type="float" office:value="282" calcext:value-type="float">
            <text:p><text:s text:c="3"/>282</text:p>
          </table:table-cell>
          <table:table-cell table:style-name="ce107" office:value-type="float" office:value="437" calcext:value-type="float">
            <text:p><text:s text:c="3"/>43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05" calcext:value-type="float">
            <text:p><text:s text:c="3"/>605</text:p>
          </table:table-cell>
          <table:table-cell table:style-name="ce68" office:value-type="float" office:value="638" calcext:value-type="float">
            <text:p><text:s text:c="3"/>638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265" calcext:value-type="float">
            <text:p><text:s text:c="3"/>265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09" calcext:value-type="float">
            <text:p><text:s text:c="3"/>209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78" calcext:value-type="float">
            <text:p><text:s text:c="3"/>678</text:p>
          </table:table-cell>
          <table:table-cell table:style-name="ce108" office:value-type="float" office:value="758" calcext:value-type="float">
            <text:p><text:s text:c="3"/>758</text:p>
          </table:table-cell>
          <table:table-cell table:style-name="ce108" office:value-type="float" office:value="134" calcext:value-type="float">
            <text:p><text:s text:c="3"/>134</text:p>
          </table:table-cell>
          <table:table-cell table:style-name="ce108" office:value-type="float" office:value="172" calcext:value-type="float">
            <text:p><text:s text:c="3"/>17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27" calcext:value-type="float">
            <text:p><text:s text:c="3"/>1,727</text:p>
          </table:table-cell>
          <table:table-cell table:style-name="ce107" office:value-type="float" office:value="1983" calcext:value-type="float">
            <text:p><text:s text:c="3"/>1,983</text:p>
          </table:table-cell>
          <table:table-cell table:style-name="ce107" office:value-type="float" office:value="340" calcext:value-type="float">
            <text:p><text:s text:c="3"/>340</text:p>
          </table:table-cell>
          <table:table-cell table:style-name="ce107" office:value-type="float" office:value="602" calcext:value-type="float">
            <text:p><text:s text:c="3"/>60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79" calcext:value-type="float">
            <text:p><text:s text:c="3"/>779</text:p>
          </table:table-cell>
          <table:table-cell table:style-name="ce68" office:value-type="float" office:value="889" calcext:value-type="float">
            <text:p><text:s text:c="3"/>889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289" calcext:value-type="float">
            <text:p><text:s text:c="3"/>289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48" calcext:value-type="float">
            <text:p><text:s text:c="3"/>948</text:p>
          </table:table-cell>
          <table:table-cell table:style-name="ce108" office:value-type="float" office:value="1094" calcext:value-type="float">
            <text:p><text:s text:c="3"/>1,094</text:p>
          </table:table-cell>
          <table:table-cell table:style-name="ce108" office:value-type="float" office:value="152" calcext:value-type="float">
            <text:p><text:s text:c="3"/>152</text:p>
          </table:table-cell>
          <table:table-cell table:style-name="ce108" office:value-type="float" office:value="242" calcext:value-type="float">
            <text:p><text:s text:c="3"/>24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96" calcext:value-type="float">
            <text:p><text:s text:c="3"/>9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87" calcext:value-type="float">
            <text:p><text:s text:c="3"/>1,287</text:p>
          </table:table-cell>
          <table:table-cell table:style-name="ce107" office:value-type="float" office:value="1448" calcext:value-type="float">
            <text:p><text:s text:c="3"/>1,448</text:p>
          </table:table-cell>
          <table:table-cell table:style-name="ce107" office:value-type="float" office:value="248" calcext:value-type="float">
            <text:p><text:s text:c="3"/>248</text:p>
          </table:table-cell>
          <table:table-cell table:style-name="ce107" office:value-type="float" office:value="508" calcext:value-type="float">
            <text:p><text:s text:c="3"/>508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64" calcext:value-type="float">
            <text:p><text:s text:c="3"/>564</text:p>
          </table:table-cell>
          <table:table-cell table:style-name="ce68" office:value-type="float" office:value="701" calcext:value-type="float">
            <text:p><text:s text:c="3"/>701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19" calcext:value-type="float">
            <text:p><text:s text:c="3"/>219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23" calcext:value-type="float">
            <text:p><text:s text:c="3"/>723</text:p>
          </table:table-cell>
          <table:table-cell table:style-name="ce108" office:value-type="float" office:value="747" calcext:value-type="float">
            <text:p><text:s text:c="3"/>747</text:p>
          </table:table-cell>
          <table:table-cell table:style-name="ce108" office:value-type="float" office:value="119" calcext:value-type="float">
            <text:p><text:s text:c="3"/>119</text:p>
          </table:table-cell>
          <table:table-cell table:style-name="ce108" office:value-type="float" office:value="213" calcext:value-type="float">
            <text:p><text:s text:c="3"/>213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455" calcext:value-type="float">
            <text:p><text:s text:c="3"/>2,455</text:p>
          </table:table-cell>
          <table:table-cell table:style-name="ce107" office:value-type="float" office:value="2802" calcext:value-type="float">
            <text:p><text:s text:c="3"/>2,802</text:p>
          </table:table-cell>
          <table:table-cell table:style-name="ce107" office:value-type="float" office:value="364" calcext:value-type="float">
            <text:p><text:s text:c="3"/>364</text:p>
          </table:table-cell>
          <table:table-cell table:style-name="ce107" office:value-type="float" office:value="713" calcext:value-type="float">
            <text:p><text:s text:c="3"/>713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10" calcext:value-type="float">
            <text:p><text:s text:c="3"/>21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098" calcext:value-type="float">
            <text:p><text:s text:c="3"/>1,098</text:p>
          </table:table-cell>
          <table:table-cell table:style-name="ce68" office:value-type="float" office:value="1264" calcext:value-type="float">
            <text:p><text:s text:c="3"/>1,264</text:p>
          </table:table-cell>
          <table:table-cell table:style-name="ce68" office:value-type="float" office:value="201" calcext:value-type="float">
            <text:p><text:s text:c="3"/>201</text:p>
          </table:table-cell>
          <table:table-cell table:style-name="ce68" office:value-type="float" office:value="443" calcext:value-type="float">
            <text:p><text:s text:c="3"/>443</text:p>
          </table:table-cell>
          <table:table-cell table:style-name="ce68" office:value-type="float" office:value="9" calcext:value-type="float">
            <text:p><text:s text:c="3"/>9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357" calcext:value-type="float">
            <text:p><text:s text:c="3"/>1,357</text:p>
          </table:table-cell>
          <table:table-cell table:style-name="ce108" office:value-type="float" office:value="1538" calcext:value-type="float">
            <text:p><text:s text:c="3"/>1,538</text:p>
          </table:table-cell>
          <table:table-cell table:style-name="ce108" office:value-type="float" office:value="163" calcext:value-type="float">
            <text:p><text:s text:c="3"/>163</text:p>
          </table:table-cell>
          <table:table-cell table:style-name="ce108" office:value-type="float" office:value="270" calcext:value-type="float">
            <text:p><text:s text:c="3"/>27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4" calcext:value-type="float">
            <text:p><text:s text:c="3"/>9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75" calcext:value-type="float">
            <text:p><text:s text:c="3"/>675</text:p>
          </table:table-cell>
          <table:table-cell table:style-name="ce107" office:value-type="float" office:value="804" calcext:value-type="float">
            <text:p><text:s text:c="3"/>804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style-name="ce107" office:value-type="float" office:value="228" calcext:value-type="float">
            <text:p><text:s text:c="3"/>228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413" calcext:value-type="float">
            <text:p><text:s text:c="3"/>413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109" calcext:value-type="float">
            <text:p><text:s text:c="3"/>109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35" calcext:value-type="float">
            <text:p><text:s text:c="3"/>335</text:p>
          </table:table-cell>
          <table:table-cell table:style-name="ce108" office:value-type="float" office:value="391" calcext:value-type="float">
            <text:p><text:s text:c="3"/>391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98" calcext:value-type="float">
            <text:p><text:s text:c="3"/>9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46" calcext:value-type="float">
            <text:p><text:s text:c="3"/>1,246</text:p>
          </table:table-cell>
          <table:table-cell table:style-name="ce107" office:value-type="float" office:value="1301" calcext:value-type="float">
            <text:p><text:s text:c="3"/>1,301</text:p>
          </table:table-cell>
          <table:table-cell table:style-name="ce107" office:value-type="float" office:value="195" calcext:value-type="float">
            <text:p><text:s text:c="3"/>195</text:p>
          </table:table-cell>
          <table:table-cell table:style-name="ce107" office:value-type="float" office:value="281" calcext:value-type="float">
            <text:p><text:s text:c="3"/>28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68" calcext:value-type="float">
            <text:p><text:s text:c="3"/>568</text:p>
          </table:table-cell>
          <table:table-cell table:style-name="ce68" office:value-type="float" office:value="597" calcext:value-type="float">
            <text:p><text:s text:c="3"/>597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78" calcext:value-type="float">
            <text:p><text:s text:c="3"/>678</text:p>
          </table:table-cell>
          <table:table-cell table:style-name="ce108" office:value-type="float" office:value="704" calcext:value-type="float">
            <text:p><text:s text:c="3"/>704</text:p>
          </table:table-cell>
          <table:table-cell table:style-name="ce108" office:value-type="float" office:value="89" calcext:value-type="float">
            <text:p><text:s text:c="3"/>89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417" calcext:value-type="float">
            <text:p><text:s text:c="3"/>417</text:p>
          </table:table-cell>
          <table:table-cell table:style-name="ce107" office:value-type="float" office:value="382" calcext:value-type="float">
            <text:p><text:s text:c="3"/>382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6" calcext:value-type="float">
            <text:p><text:s text:c="3"/>2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68" office:value-type="float" office:value="207" calcext:value-type="float">
            <text:p><text:s text:c="3"/>207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65" calcext:value-type="float">
            <text:p><text:s text:c="3"/>165</text:p>
          </table:table-cell>
          <table:table-cell table:style-name="ce108" office:value-type="float" office:value="175" calcext:value-type="float">
            <text:p><text:s text:c="3"/>175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542" calcext:value-type="float">
            <text:p><text:s text:c="3"/>1,542</text:p>
          </table:table-cell>
          <table:table-cell table:style-name="ce107" office:value-type="float" office:value="1506" calcext:value-type="float">
            <text:p><text:s text:c="3"/>1,506</text:p>
          </table:table-cell>
          <table:table-cell table:style-name="ce107" office:value-type="float" office:value="175" calcext:value-type="float">
            <text:p><text:s text:c="3"/>175</text:p>
          </table:table-cell>
          <table:table-cell table:style-name="ce107" office:value-type="float" office:value="279" calcext:value-type="float">
            <text:p><text:s text:c="3"/>27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06" calcext:value-type="float">
            <text:p><text:s text:c="3"/>10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08" calcext:value-type="float">
            <text:p><text:s text:c="3"/>708</text:p>
          </table:table-cell>
          <table:table-cell table:style-name="ce68" office:value-type="float" office:value="663" calcext:value-type="float">
            <text:p><text:s text:c="3"/>663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159" calcext:value-type="float">
            <text:p><text:s text:c="3"/>159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34" calcext:value-type="float">
            <text:p><text:s text:c="3"/>834</text:p>
          </table:table-cell>
          <table:table-cell table:style-name="ce108" office:value-type="float" office:value="843" calcext:value-type="float">
            <text:p><text:s text:c="3"/>843</text:p>
          </table:table-cell>
          <table:table-cell table:style-name="ce108" office:value-type="float" office:value="77" calcext:value-type="float">
            <text:p><text:s text:c="3"/>77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835" calcext:value-type="float">
            <text:p><text:s text:c="3"/>1,835</text:p>
          </table:table-cell>
          <table:table-cell table:style-name="ce107" office:value-type="float" office:value="1549" calcext:value-type="float">
            <text:p><text:s text:c="3"/>1,549</text:p>
          </table:table-cell>
          <table:table-cell table:style-name="ce107" office:value-type="float" office:value="309" calcext:value-type="float">
            <text:p><text:s text:c="3"/>309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99" calcext:value-type="float">
            <text:p><text:s text:c="3"/>9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30" calcext:value-type="float">
            <text:p><text:s text:c="3"/>830</text:p>
          </table:table-cell>
          <table:table-cell table:style-name="ce68" office:value-type="float" office:value="681" calcext:value-type="float">
            <text:p><text:s text:c="3"/>681</text:p>
          </table:table-cell>
          <table:table-cell table:style-name="ce68" office:value-type="float" office:value="158" calcext:value-type="float">
            <text:p><text:s text:c="3"/>15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25" calcext:value-type="float">
            <text:p><text:s text:c="3"/>22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05" calcext:value-type="float">
            <text:p><text:s text:c="3"/>1,005</text:p>
          </table:table-cell>
          <table:table-cell table:style-name="ce108" office:value-type="float" office:value="868" calcext:value-type="float">
            <text:p><text:s text:c="3"/>868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49" calcext:value-type="float">
            <text:p><text:s text:c="3"/>949</text:p>
          </table:table-cell>
          <table:table-cell table:style-name="ce107" office:value-type="float" office:value="951" calcext:value-type="float">
            <text:p><text:s text:c="3"/>951</text:p>
          </table:table-cell>
          <table:table-cell table:style-name="ce107" office:value-type="float" office:value="127" calcext:value-type="float">
            <text:p><text:s text:c="3"/>127</text:p>
          </table:table-cell>
          <table:table-cell table:style-name="ce107" office:value-type="float" office:value="166" calcext:value-type="float">
            <text:p><text:s text:c="3"/>16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31" calcext:value-type="float">
            <text:p><text:s text:c="3"/>431</text:p>
          </table:table-cell>
          <table:table-cell table:style-name="ce68" office:value-type="float" office:value="432" calcext:value-type="float">
            <text:p><text:s text:c="3"/>432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5" calcext:value-type="float">
            <text:p><text:s text:c="3"/>5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18" calcext:value-type="float">
            <text:p><text:s text:c="3"/>518</text:p>
          </table:table-cell>
          <table:table-cell table:style-name="ce108" office:value-type="float" office:value="519" calcext:value-type="float">
            <text:p><text:s text:c="3"/>519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700" calcext:value-type="float">
            <text:p><text:s text:c="3"/>700</text:p>
          </table:table-cell>
          <table:table-cell table:style-name="ce43" office:value-type="float" office:value="778" calcext:value-type="float">
            <text:p><text:s text:c="3"/>778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86" calcext:value-type="float">
            <text:p><text:s text:c="3"/>86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3" table:style-name="ce43" office:value-type="float" office:value="1" calcext:value-type="float">
            <text:p><text:s text:c="3"/>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373" calcext:value-type="float">
            <text:p><text:s text:c="3"/>373</text:p>
          </table:table-cell>
          <table:table-cell table:style-name="ce39" office:value-type="float" office:value="392" calcext:value-type="float">
            <text:p><text:s text:c="3"/>392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number-columns-repeated="5"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327" calcext:value-type="float">
            <text:p><text:s text:c="3"/>327</text:p>
          </table:table-cell>
          <table:table-cell table:style-name="ce40" office:value-type="float" office:value="386" calcext:value-type="float">
            <text:p><text:s text:c="3"/>386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17" calcext:value-type="float">
            <text:p><text:s text:c="3"/>617</text:p>
          </table:table-cell>
          <table:table-cell table:style-name="ce107" office:value-type="float" office:value="671" calcext:value-type="float">
            <text:p><text:s text:c="3"/>671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7" calcext:value-type="float">
            <text:p><text:s text:c="3"/>2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10" calcext:value-type="float">
            <text:p><text:s text:c="3"/>310</text:p>
          </table:table-cell>
          <table:table-cell table:style-name="ce68" office:value-type="float" office:value="326" calcext:value-type="float">
            <text:p><text:s text:c="3"/>326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number-columns-repeated="5" table:style-name="ce68" office:value-type="float" office:value="0" calcext:value-type="float">
            <text:p>—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07" calcext:value-type="float">
            <text:p><text:s text:c="3"/>307</text:p>
          </table:table-cell>
          <table:table-cell table:style-name="ce108" office:value-type="float" office:value="345" calcext:value-type="float">
            <text:p><text:s text:c="3"/>345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107" calcext:value-type="float">
            <text:p><text:s text:c="3"/>10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6"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8年4月3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92" meta:object-count="0"/>
    <meta:generator>LibreOffice/5.0.6.2$Linux_X86_64 LibreOffice_project/00$Build-2</meta:generator>
  </office:meta>
</office:document-meta>
</file>